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35730" table:style-name="ce7">
            <text:p>9.935.73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3825930" table:style-name="ce9">
            <text:p>13.825.930</text:p>
          </table:table-cell>
          <table:table-cell office:value-type="float" office:value="13609868" table:style-name="ce9">
            <text:p>13.609.868</text:p>
          </table:table-cell>
          <table:table-cell office:value-type="percentage" office:value="0.98437269680954553" table:style-name="ce10">
            <text:p>98,4%</text:p>
          </table:table-cell>
          <table:table-cell office:value-type="float" office:value="6881590" table:style-name="ce8">
            <text:p>6.881.590</text:p>
          </table:table-cell>
          <table:table-cell office:value-type="float" office:value="6778964" table:style-name="ce8">
            <text:p>6.778.964</text:p>
          </table:table-cell>
          <table:table-cell office:value-type="float" office:value="707046" table:style-name="ce8">
            <text:p>707.046</text:p>
          </table:table-cell>
          <table:table-cell office:value-type="date" office:date-value="2021-11-23T00:00:00" table:style-name="ce11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5141" table:style-name="ce7">
            <text:p>1.575.141</text:p>
          </table:table-cell>
          <table:table-cell office:value-type="float" office:value="293490" table:style-name="ce7">
            <text:p>293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187396" table:style-name="ce14">
            <text:p>2.187.396</text:p>
          </table:table-cell>
          <table:table-cell office:value-type="float" office:value="2127945" table:style-name="ce14">
            <text:p>2.127.945</text:p>
          </table:table-cell>
          <table:table-cell office:value-type="percentage" office:value="0.97282110783781262" table:style-name="ce15">
            <text:p>97,3%</text:p>
          </table:table-cell>
          <table:table-cell office:value-type="float" office:value="1070417" table:style-name="ce13">
            <text:p>1.070.417</text:p>
          </table:table-cell>
          <table:table-cell office:value-type="float" office:value="1052511" table:style-name="ce13">
            <text:p>1.052.511</text:p>
          </table:table-cell>
          <table:table-cell office:value-type="float" office:value="132885" table:style-name="ce13">
            <text:p>132.885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374485" table:style-name="ce7">
            <text:p>1.374.485</text:p>
          </table:table-cell>
          <table:table-cell office:value-type="float" office:value="161040" table:style-name="ce7">
            <text:p>16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99425" table:style-name="ce14">
            <text:p>1.799.425</text:p>
          </table:table-cell>
          <table:table-cell office:value-type="float" office:value="1805390" table:style-name="ce14">
            <text:p>1.805.390</text:p>
          </table:table-cell>
          <table:table-cell office:value-type="percentage" office:value="1.003314947830557" table:style-name="ce15">
            <text:p>100,3%</text:p>
          </table:table-cell>
          <table:table-cell office:value-type="float" office:value="874502" table:style-name="ce13">
            <text:p>874.502</text:p>
          </table:table-cell>
          <table:table-cell office:value-type="float" office:value="866777" table:style-name="ce13">
            <text:p>866.777</text:p>
          </table:table-cell>
          <table:table-cell office:value-type="float" office:value="138788" table:style-name="ce13">
            <text:p>138.788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27400" table:style-name="ce7">
            <text:p>227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09050" table:style-name="ce14">
            <text:p>1.909.050</text:p>
          </table:table-cell>
          <table:table-cell office:value-type="float" office:value="1707302" table:style-name="ce14">
            <text:p>1.707.302</text:p>
          </table:table-cell>
          <table:table-cell office:value-type="percentage" office:value="0.89432021162358244" table:style-name="ce15">
            <text:p>89,4%</text:p>
          </table:table-cell>
          <table:table-cell office:value-type="float" office:value="865094" table:style-name="ce13">
            <text:p>865.094</text:p>
          </table:table-cell>
          <table:table-cell office:value-type="float" office:value="848854" table:style-name="ce13">
            <text:p>848.854</text:p>
          </table:table-cell>
          <table:table-cell office:value-type="float" office:value="89854" table:style-name="ce13">
            <text:p>89.854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55373" table:style-name="ce14">
            <text:p>3.255.373</text:p>
          </table:table-cell>
          <table:table-cell office:value-type="percentage" office:value="0.91255935861856308" table:style-name="ce15">
            <text:p>91,3%</text:p>
          </table:table-cell>
          <table:table-cell office:value-type="float" office:value="1689162" table:style-name="ce13">
            <text:p>1.689.162</text:p>
          </table:table-cell>
          <table:table-cell office:value-type="float" office:value="1648628" table:style-name="ce13">
            <text:p>1.648.628</text:p>
          </table:table-cell>
          <table:table-cell office:value-type="float" office:value="91904" table:style-name="ce13">
            <text:p>91.904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68255" table:style-name="ce7">
            <text:p>768.25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30555" table:style-name="ce14">
            <text:p>1.030.555</text:p>
          </table:table-cell>
          <table:table-cell office:value-type="float" office:value="977233" table:style-name="ce14">
            <text:p>977.233</text:p>
          </table:table-cell>
          <table:table-cell office:value-type="percentage" office:value="0.94825894784848941" table:style-name="ce15">
            <text:p>94,8%</text:p>
          </table:table-cell>
          <table:table-cell office:value-type="float" office:value="484601" table:style-name="ce13">
            <text:p>484.601</text:p>
          </table:table-cell>
          <table:table-cell office:value-type="float" office:value="479345" table:style-name="ce13">
            <text:p>479.345</text:p>
          </table:table-cell>
          <table:table-cell office:value-type="float" office:value="57242" table:style-name="ce13">
            <text:p>57.242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0240" table:style-name="ce7">
            <text:p>410.240</text:p>
          </table:table-cell>
          <table:table-cell office:value-type="float" office:value="467030" table:style-name="ce7">
            <text:p>467.030</text:p>
          </table:table-cell>
          <table:table-cell office:value-type="float" office:value="100375" table:style-name="ce13">
            <text:p>100.375</text:p>
          </table:table-cell>
          <table:table-cell office:value-type="float" office:value="4252190" table:style-name="ce14">
            <text:p>4.252.190</text:p>
          </table:table-cell>
          <table:table-cell office:value-type="float" office:value="4062551" table:style-name="ce14">
            <text:p>4.062.551</text:p>
          </table:table-cell>
          <table:table-cell office:value-type="percentage" office:value="0.95540203989003314" table:style-name="ce15">
            <text:p>95,5%</text:p>
          </table:table-cell>
          <table:table-cell office:value-type="float" office:value="2011497" table:style-name="ce13">
            <text:p>2.011.497</text:p>
          </table:table-cell>
          <table:table-cell office:value-type="float" office:value="1975451" table:style-name="ce13">
            <text:p>1.975.451</text:p>
          </table:table-cell>
          <table:table-cell office:value-type="float" office:value="310257" table:style-name="ce13">
            <text:p>310.257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283030" table:style-name="ce14">
            <text:p>3.283.030</text:p>
          </table:table-cell>
          <table:table-cell office:value-type="float" office:value="3218981" table:style-name="ce14">
            <text:p>3.218.981</text:p>
          </table:table-cell>
          <table:table-cell office:value-type="percentage" office:value="0.98049088799066719" table:style-name="ce15">
            <text:p>98,0%</text:p>
          </table:table-cell>
          <table:table-cell office:value-type="float" office:value="1627635" table:style-name="ce13">
            <text:p>1.627.635</text:p>
          </table:table-cell>
          <table:table-cell office:value-type="float" office:value="1569546" table:style-name="ce13">
            <text:p>1.569.546</text:p>
          </table:table-cell>
          <table:table-cell office:value-type="float" office:value="194961" table:style-name="ce13">
            <text:p>194.961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964030" table:style-name="ce14">
            <text:p>11.964.030</text:p>
          </table:table-cell>
          <table:table-cell office:value-type="float" office:value="11671591" table:style-name="ce14">
            <text:p>11.671.591</text:p>
          </table:table-cell>
          <table:table-cell office:value-type="percentage" office:value="0.97555681488595403" table:style-name="ce15">
            <text:p>97,6%</text:p>
          </table:table-cell>
          <table:table-cell office:value-type="float" office:value="6022342" table:style-name="ce13">
            <text:p>6.022.342</text:p>
          </table:table-cell>
          <table:table-cell office:value-type="float" office:value="5900882" table:style-name="ce13">
            <text:p>5.900.882</text:p>
          </table:table-cell>
          <table:table-cell office:value-type="float" office:value="479909" table:style-name="ce13">
            <text:p>479.909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488355" table:style-name="ce14">
            <text:p>8.488.355</text:p>
          </table:table-cell>
          <table:table-cell office:value-type="float" office:value="8090404" table:style-name="ce14">
            <text:p>8.090.404</text:p>
          </table:table-cell>
          <table:table-cell office:value-type="percentage" office:value="0.95311800696365789" table:style-name="ce15">
            <text:p>95,3%</text:p>
          </table:table-cell>
          <table:table-cell office:value-type="float" office:value="4091485" table:style-name="ce13">
            <text:p>4.091.485</text:p>
          </table:table-cell>
          <table:table-cell office:value-type="float" office:value="4027944" table:style-name="ce13">
            <text:p>4.027.944</text:p>
          </table:table-cell>
          <table:table-cell office:value-type="float" office:value="431747" table:style-name="ce13">
            <text:p>431.747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31953" table:style-name="ce14">
            <text:p>1.831.953</text:p>
          </table:table-cell>
          <table:table-cell office:value-type="percentage" office:value="0.99904455733065023" table:style-name="ce15">
            <text:p>99,9%</text:p>
          </table:table-cell>
          <table:table-cell office:value-type="float" office:value="900778" table:style-name="ce13">
            <text:p>900.778</text:p>
          </table:table-cell>
          <table:table-cell office:value-type="float" office:value="887191" table:style-name="ce13">
            <text:p>887.191</text:p>
          </table:table-cell>
          <table:table-cell office:value-type="float" office:value="135709" table:style-name="ce13">
            <text:p>135.709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663979" table:style-name="ce7">
            <text:p>3.663.97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887479" table:style-name="ce14">
            <text:p>4.887.479</text:p>
          </table:table-cell>
          <table:table-cell office:value-type="float" office:value="4722391" table:style-name="ce14">
            <text:p>4.722.391</text:p>
          </table:table-cell>
          <table:table-cell office:value-type="percentage" office:value="0.96622225896008962" table:style-name="ce15">
            <text:p>96,6%</text:p>
          </table:table-cell>
          <table:table-cell office:value-type="float" office:value="2315896" table:style-name="ce13">
            <text:p>2.315.896</text:p>
          </table:table-cell>
          <table:table-cell office:value-type="float" office:value="2295078" table:style-name="ce13">
            <text:p>2.295.078</text:p>
          </table:table-cell>
          <table:table-cell office:value-type="float" office:value="322997" table:style-name="ce13">
            <text:p>322.997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13127" table:style-name="ce14">
            <text:p>513.127</text:p>
          </table:table-cell>
          <table:table-cell office:value-type="percentage" office:value="0.92072922367464849" table:style-name="ce15">
            <text:p>92,1%</text:p>
          </table:table-cell>
          <table:table-cell office:value-type="float" office:value="261413" table:style-name="ce13">
            <text:p>261.413</text:p>
          </table:table-cell>
          <table:table-cell office:value-type="float" office:value="256673" table:style-name="ce13">
            <text:p>256.673</text:p>
          </table:table-cell>
          <table:table-cell office:value-type="float" office:value="30806" table:style-name="ce13">
            <text:p>30.806</text:p>
          </table:table-cell>
          <table:table-cell office:value-type="date" office:date-value="2021-11-22T00:00:00" table:style-name="ce16">
            <text:p>2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7035" table:style-name="ce14">
            <text:p>10.827.035</text:p>
          </table:table-cell>
          <table:table-cell office:value-type="float" office:value="10403499" table:style-name="ce14">
            <text:p>10.403.499</text:p>
          </table:table-cell>
          <table:table-cell office:value-type="percentage" office:value="0.96088162641018526" table:style-name="ce15">
            <text:p>96,1%</text:p>
          </table:table-cell>
          <table:table-cell office:value-type="float" office:value="5392895" table:style-name="ce13">
            <text:p>5.392.895</text:p>
          </table:table-cell>
          <table:table-cell office:value-type="float" office:value="5281355" table:style-name="ce13">
            <text:p>5.281.355</text:p>
          </table:table-cell>
          <table:table-cell office:value-type="float" office:value="455323" table:style-name="ce13">
            <text:p>455.323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42833" table:style-name="ce14">
            <text:p>2.342.833</text:p>
          </table:table-cell>
          <table:table-cell office:value-type="percentage" office:value="0.97327074267554292" table:style-name="ce15">
            <text:p>97,3%</text:p>
          </table:table-cell>
          <table:table-cell office:value-type="float" office:value="1199718" table:style-name="ce13">
            <text:p>1.199.718</text:p>
          </table:table-cell>
          <table:table-cell office:value-type="float" office:value="1171601" table:style-name="ce13">
            <text:p>1.171.601</text:p>
          </table:table-cell>
          <table:table-cell office:value-type="float" office:value="101492" table:style-name="ce13">
            <text:p>101.492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58063" table:style-name="ce14">
            <text:p>1.058.063</text:p>
          </table:table-cell>
          <table:table-cell office:value-type="percentage" office:value="0.98492722863752091" table:style-name="ce15">
            <text:p>98,5%</text:p>
          </table:table-cell>
          <table:table-cell office:value-type="float" office:value="530358" table:style-name="ce13">
            <text:p>530.358</text:p>
          </table:table-cell>
          <table:table-cell office:value-type="float" office:value="523843" table:style-name="ce13">
            <text:p>523.843</text:p>
          </table:table-cell>
          <table:table-cell office:value-type="float" office:value="73490" table:style-name="ce13">
            <text:p>73.490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566777" table:style-name="ce14">
            <text:p>3.566.777</text:p>
          </table:table-cell>
          <table:table-cell office:value-type="percentage" office:value="0.93377236730152502" table:style-name="ce15">
            <text:p>93,4%</text:p>
          </table:table-cell>
          <table:table-cell office:value-type="float" office:value="1821808" table:style-name="ce13">
            <text:p>1.821.808</text:p>
          </table:table-cell>
          <table:table-cell office:value-type="float" office:value="1791202" table:style-name="ce13">
            <text:p>1.791.202</text:p>
          </table:table-cell>
          <table:table-cell office:value-type="float" office:value="193814" table:style-name="ce13">
            <text:p>193.814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0064" table:style-name="ce14">
            <text:p>120.064</text:p>
          </table:table-cell>
          <table:table-cell office:value-type="percentage" office:value="0.84418351204078046" table:style-name="ce15">
            <text:p>84,4%</text:p>
          </table:table-cell>
          <table:table-cell office:value-type="float" office:value="63188" table:style-name="ce13">
            <text:p>63.188</text:p>
          </table:table-cell>
          <table:table-cell office:value-type="float" office:value="60602" table:style-name="ce13">
            <text:p>60.602</text:p>
          </table:table-cell>
          <table:table-cell office:value-type="float" office:value="4458" table:style-name="ce13">
            <text:p>4.458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6626" table:style-name="ce14">
            <text:p>106.626</text:p>
          </table:table-cell>
          <table:table-cell office:value-type="percentage" office:value="0.75567682494684618" table:style-name="ce15">
            <text:p>75,6%</text:p>
          </table:table-cell>
          <table:table-cell office:value-type="float" office:value="58420" table:style-name="ce13">
            <text:p>58.420</text:p>
          </table:table-cell>
          <table:table-cell office:value-type="float" office:value="55993" table:style-name="ce13">
            <text:p>55.993</text:p>
          </table:table-cell>
          <table:table-cell office:value-type="float" office:value="2824" table:style-name="ce13">
            <text:p>2.824</text:p>
          </table:table-cell>
          <table:table-cell office:value-type="date" office:date-value="2021-11-23T00:00:00" table:style-name="ce17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513" table:style-name="ce14">
            <text:p>177.513</text:p>
          </table:table-cell>
          <table:table-cell office:value-type="percentage" office:value="0.83638650948463522" table:style-name="ce15">
            <text:p>83,6%</text:p>
          </table:table-cell>
          <table:table-cell office:value-type="float" office:value="95221" table:style-name="ce13">
            <text:p>95.221</text:p>
          </table:table-cell>
          <table:table-cell office:value-type="float" office:value="89043" table:style-name="ce13">
            <text:p>89.043</text:p>
          </table:table-cell>
          <table:table-cell office:value-type="float" office:value="0" table:style-name="ce13">
            <text:p>0</text:p>
          </table:table-cell>
          <table:table-cell office:value-type="date" office:date-value="2021-11-23T00:00:00" table:style-name="ce17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240" table:style-name="ce7">
            <text:p>5.2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615" table:style-name="ce14">
            <text:p>9.615</text:p>
          </table:table-cell>
          <table:table-cell office:value-type="float" office:value="7593" table:style-name="ce14">
            <text:p>7.593</text:p>
          </table:table-cell>
          <table:table-cell office:value-type="percentage" office:value="0.7897035881435257" table:style-name="ce15">
            <text:p>79,0%</text:p>
          </table:table-cell>
          <table:table-cell office:value-type="float" office:value="5781" table:style-name="ce13">
            <text:p>5.781</text:p>
          </table:table-cell>
          <table:table-cell office:value-type="float" office:value="5559" table:style-name="ce13">
            <text:p>5.559</text:p>
          </table:table-cell>
          <table:table-cell office:value-type="float" office:value="0" table:style-name="ce13">
            <text:p>0</text:p>
          </table:table-cell>
          <table:table-cell office:value-type="date" office:date-value="2021-11-23T00:00:00" table:style-name="ce17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6219853" table:style-name="ce19">
            <text:p>56.219.853</text:p>
          </table:table-cell>
          <table:table-cell office:value-type="float" office:value="10787700" table:style-name="ce20">
            <text:p>10.787.700</text:p>
          </table:table-cell>
          <table:table-cell office:value-type="float" office:value="9054580" table:style-name="ce21">
            <text:p>9.054.580</text:p>
          </table:table-cell>
          <table:table-cell office:value-type="float" office:value="2157010" table:style-name="ce22">
            <text:p>2.157.010</text:p>
          </table:table-cell>
          <table:table-cell office:value-type="float" office:value="78219143" table:style-name="ce23">
            <text:p>78.219.143</text:p>
          </table:table-cell>
          <table:table-cell office:value-type="float" office:value="75377077" table:style-name="ce23">
            <text:p>75.377.077</text:p>
          </table:table-cell>
          <table:table-cell office:value-type="percentage" office:value="0.96366533957039135" table:style-name="ce24">
            <text:p>96,4%</text:p>
          </table:table-cell>
          <table:table-cell office:value-type="float" office:value="38263801" table:style-name="ce23">
            <text:p>38.263.801</text:p>
          </table:table-cell>
          <table:table-cell office:value-type="float" office:value="37567042" table:style-name="ce23">
            <text:p>37.567.042</text:p>
          </table:table-cell>
          <table:table-cell office:value-type="float" office:value="3955506" table:style-name="ce23">
            <text:p>3.955.506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81590" table:style-name="ce31">
            <text:p>6.881.590</text:p>
          </table:table-cell>
          <table:table-cell office:value-type="percentage" office:value="0.92345854622432311" table:style-name="ce32">
            <text:p>92,3%</text:p>
          </table:table-cell>
          <table:table-cell office:value-type="float" office:value="6778964" table:style-name="ce31">
            <text:p>6.778.964</text:p>
          </table:table-cell>
          <table:table-cell office:value-type="percentage" office:value="0.90968689508486" table:style-name="ce32">
            <text:p>91,0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0417" table:style-name="ce31">
            <text:p>1.070.417</text:p>
          </table:table-cell>
          <table:table-cell office:value-type="percentage" office:value="0.90320335084471459" table:style-name="ce32">
            <text:p>90,3%</text:p>
          </table:table-cell>
          <table:table-cell office:value-type="float" office:value="1052511" table:style-name="ce31">
            <text:p>1.052.511</text:p>
          </table:table-cell>
          <table:table-cell office:value-type="percentage" office:value="0.88809451083168656" table:style-name="ce32">
            <text:p>88,8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502" table:style-name="ce31">
            <text:p>874.502</text:p>
          </table:table-cell>
          <table:table-cell office:value-type="percentage" office:value="0.93637082984001963" table:style-name="ce32">
            <text:p>93,6%</text:p>
          </table:table-cell>
          <table:table-cell office:value-type="float" office:value="866777" table:style-name="ce31">
            <text:p>866.777</text:p>
          </table:table-cell>
          <table:table-cell office:value-type="percentage" office:value="0.92809930540609709" table:style-name="ce32">
            <text:p>92,8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5094" table:style-name="ce31">
            <text:p>865.094</text:p>
          </table:table-cell>
          <table:table-cell office:value-type="percentage" office:value="0.83594703473972987" table:style-name="ce32">
            <text:p>83,6%</text:p>
          </table:table-cell>
          <table:table-cell office:value-type="float" office:value="848854" table:style-name="ce31">
            <text:p>848.854</text:p>
          </table:table-cell>
          <table:table-cell office:value-type="percentage" office:value="0.82025419691612544" table:style-name="ce32">
            <text:p>82,0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9162" table:style-name="ce31">
            <text:p>1.689.162</text:p>
          </table:table-cell>
          <table:table-cell office:value-type="percentage" office:value="0.86147715136981617" table:style-name="ce32">
            <text:p>86,1%</text:p>
          </table:table-cell>
          <table:table-cell office:value-type="float" office:value="1648628" table:style-name="ce31">
            <text:p>1.648.628</text:p>
          </table:table-cell>
          <table:table-cell office:value-type="percentage" office:value="0.84080470263273588" table:style-name="ce32">
            <text:p>84,1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4601" table:style-name="ce31">
            <text:p>484.601</text:p>
          </table:table-cell>
          <table:table-cell office:value-type="percentage" office:value="0.92458697987319871" table:style-name="ce32">
            <text:p>92,5%</text:p>
          </table:table-cell>
          <table:table-cell office:value-type="float" office:value="479345" table:style-name="ce31">
            <text:p>479.345</text:p>
          </table:table-cell>
          <table:table-cell office:value-type="percentage" office:value="0.91455887599761132" table:style-name="ce32">
            <text:p>91,5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1497" table:style-name="ce31">
            <text:p>2.011.497</text:p>
          </table:table-cell>
          <table:table-cell office:value-type="percentage" office:value="0.92429372871628435" table:style-name="ce32">
            <text:p>92,4%</text:p>
          </table:table-cell>
          <table:table-cell office:value-type="float" office:value="1975451" table:style-name="ce31">
            <text:p>1.975.451</text:p>
          </table:table-cell>
          <table:table-cell office:value-type="percentage" office:value="0.90773039715511017" table:style-name="ce32">
            <text:p>90,8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7635" table:style-name="ce31">
            <text:p>1.627.635</text:p>
          </table:table-cell>
          <table:table-cell office:value-type="percentage" office:value="0.89985039673062128" table:style-name="ce32">
            <text:p>90,0%</text:p>
          </table:table-cell>
          <table:table-cell office:value-type="float" office:value="1569546" table:style-name="ce31">
            <text:p>1.569.546</text:p>
          </table:table-cell>
          <table:table-cell office:value-type="percentage" office:value="0.8677354509991243" table:style-name="ce32">
            <text:p>86,8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22342" table:style-name="ce31">
            <text:p>6.022.342</text:p>
          </table:table-cell>
          <table:table-cell office:value-type="percentage" office:value="0.87682387061831357" table:style-name="ce32">
            <text:p>87,7%</text:p>
          </table:table-cell>
          <table:table-cell office:value-type="float" office:value="5900882" table:style-name="ce31">
            <text:p>5.900.882</text:p>
          </table:table-cell>
          <table:table-cell office:value-type="percentage" office:value="0.85913988200967917" table:style-name="ce32">
            <text:p>85,9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1485" table:style-name="ce31">
            <text:p>4.091.485</text:p>
          </table:table-cell>
          <table:table-cell office:value-type="percentage" office:value="0.91155672804407928" table:style-name="ce32">
            <text:p>91,2%</text:p>
          </table:table-cell>
          <table:table-cell office:value-type="float" office:value="4027944" table:style-name="ce31">
            <text:p>4.027.944</text:p>
          </table:table-cell>
          <table:table-cell office:value-type="percentage" office:value="0.89740019904381441" table:style-name="ce32">
            <text:p>89,7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778" table:style-name="ce31">
            <text:p>900.778</text:p>
          </table:table-cell>
          <table:table-cell office:value-type="percentage" office:value="0.94476929256993381" table:style-name="ce32">
            <text:p>94,5%</text:p>
          </table:table-cell>
          <table:table-cell office:value-type="float" office:value="887191" table:style-name="ce31">
            <text:p>887.191</text:p>
          </table:table-cell>
          <table:table-cell office:value-type="percentage" office:value="0.93051874429039361" table:style-name="ce32">
            <text:p>93,1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5896" table:style-name="ce31">
            <text:p>2.315.896</text:p>
          </table:table-cell>
          <table:table-cell office:value-type="percentage" office:value="0.94353181120205076" table:style-name="ce32">
            <text:p>94,4%</text:p>
          </table:table-cell>
          <table:table-cell office:value-type="float" office:value="2295078" table:style-name="ce31">
            <text:p>2.295.078</text:p>
          </table:table-cell>
          <table:table-cell office:value-type="percentage" office:value="0.93505023636207341" table:style-name="ce32">
            <text:p>93,5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413" table:style-name="ce31">
            <text:p>261.413</text:p>
          </table:table-cell>
          <table:table-cell office:value-type="percentage" office:value="0.9205655526992288" table:style-name="ce32">
            <text:p>92,1%</text:p>
          </table:table-cell>
          <table:table-cell office:value-type="float" office:value="256673" table:style-name="ce31">
            <text:p>256.673</text:p>
          </table:table-cell>
          <table:table-cell office:value-type="percentage" office:value="0.90387364862485475" table:style-name="ce32">
            <text:p>90,4%</text:p>
          </table:table-cell>
          <table:table-cell office:value-type="date" office:date-value="2021-11-22T00:00:00" table:style-name="ce33">
            <text:p>2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92895" table:style-name="ce31">
            <text:p>5.392.895</text:p>
          </table:table-cell>
          <table:table-cell office:value-type="percentage" office:value="0.90213312719756" table:style-name="ce32">
            <text:p>90,2%</text:p>
          </table:table-cell>
          <table:table-cell office:value-type="float" office:value="5281355" table:style-name="ce31">
            <text:p>5.281.355</text:p>
          </table:table-cell>
          <table:table-cell office:value-type="percentage" office:value="0.88347451637579988" table:style-name="ce32">
            <text:p>88,3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9718" table:style-name="ce31">
            <text:p>1.199.718</text:p>
          </table:table-cell>
          <table:table-cell office:value-type="percentage" office:value="0.91571950109034395" table:style-name="ce32">
            <text:p>91,6%</text:p>
          </table:table-cell>
          <table:table-cell office:value-type="float" office:value="1171601" table:style-name="ce31">
            <text:p>1.171.601</text:p>
          </table:table-cell>
          <table:table-cell office:value-type="percentage" office:value="0.89425838671833557" table:style-name="ce32">
            <text:p>89,4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0358" table:style-name="ce31">
            <text:p>530.358</text:p>
          </table:table-cell>
          <table:table-cell office:value-type="percentage" office:value="0.91228064139921627" table:style-name="ce32">
            <text:p>91,2%</text:p>
          </table:table-cell>
          <table:table-cell office:value-type="float" office:value="523843" table:style-name="ce31">
            <text:p>523.843</text:p>
          </table:table-cell>
          <table:table-cell office:value-type="percentage" office:value="0.90107404438603678" table:style-name="ce32">
            <text:p>90,1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1808" table:style-name="ce31">
            <text:p>1.821.808</text:p>
          </table:table-cell>
          <table:table-cell office:value-type="percentage" office:value="0.91827638193234384" table:style-name="ce32">
            <text:p>91,8%</text:p>
          </table:table-cell>
          <table:table-cell office:value-type="float" office:value="1791202" table:style-name="ce31">
            <text:p>1.791.202</text:p>
          </table:table-cell>
          <table:table-cell office:value-type="percentage" office:value="0.90284952743097957" table:style-name="ce32">
            <text:p>90,3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188" table:style-name="ce31">
            <text:p>63.188</text:p>
          </table:table-cell>
          <table:table-cell office:value-type="percentage" office:value="0.8904107658704995" table:style-name="ce32">
            <text:p>89,0%</text:p>
          </table:table-cell>
          <table:table-cell office:value-type="float" office:value="60602" table:style-name="ce31">
            <text:p>60.602</text:p>
          </table:table-cell>
          <table:table-cell office:value-type="percentage" office:value="0.85397026703304446" table:style-name="ce32">
            <text:p>85,4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420" table:style-name="ce31">
            <text:p>58.420</text:p>
          </table:table-cell>
          <table:table-cell office:value-type="percentage" office:value="0.82366376697167509" table:style-name="ce32">
            <text:p>82,4%</text:p>
          </table:table-cell>
          <table:table-cell office:value-type="float" office:value="55993" table:style-name="ce31">
            <text:p>55.993</text:p>
          </table:table-cell>
          <table:table-cell office:value-type="percentage" office:value="0.78944548620412536" table:style-name="ce32">
            <text:p>78,9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21" table:style-name="ce31">
            <text:p>95.221</text:p>
          </table:table-cell>
          <table:table-cell office:value-type="string" table:style-name="ce32">
            <text:p>-</text:p>
          </table:table-cell>
          <table:table-cell office:value-type="float" office:value="89043" table:style-name="ce31">
            <text:p>89.043</text:p>
          </table:table-cell>
          <table:table-cell office:value-type="string" table:style-name="ce32">
            <text:p>-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781" table:style-name="ce31">
            <text:p>5.781</text:p>
          </table:table-cell>
          <table:table-cell office:value-type="string" table:style-name="ce32">
            <text:p>-</text:p>
          </table:table-cell>
          <table:table-cell office:value-type="float" office:value="5559" table:style-name="ce31">
            <text:p>5.559</text:p>
          </table:table-cell>
          <table:table-cell office:value-type="string" table:style-name="ce32">
            <text:p>-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263801" table:style-name="ce34">
            <text:p>38.263.801</text:p>
          </table:table-cell>
          <table:table-cell office:value-type="percentage" office:value="0.908451048481277" table:style-name="ce24">
            <text:p>90,8%</text:p>
          </table:table-cell>
          <table:table-cell office:value-type="float" office:value="37567042" table:style-name="ce34">
            <text:p>37.567.042</text:p>
          </table:table-cell>
          <table:table-cell office:value-type="percentage" office:value="0.89190874406962783" table:style-name="ce24">
            <text:p>89,2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207" table:style-name="ce43">
            <text:p>434.207</text:p>
          </table:table-cell>
          <table:table-cell office:value-type="percentage" office:value="1" table:style-name="ce44">
            <text:p>100,0%</text:p>
          </table:table-cell>
          <table:table-cell office:value-type="float" office:value="654294" table:style-name="ce43">
            <text:p>654.294</text:p>
          </table:table-cell>
          <table:table-cell office:value-type="percentage" office:value="1" table:style-name="ce44">
            <text:p>100,0%</text:p>
          </table:table-cell>
          <table:table-cell office:value-type="float" office:value="930857" table:style-name="ce43">
            <text:p>930.857</text:p>
          </table:table-cell>
          <table:table-cell office:value-type="percentage" office:value="1" table:style-name="ce44">
            <text:p>100,0%</text:p>
          </table:table-cell>
          <table:table-cell office:value-type="float" office:value="1218372" table:style-name="ce43">
            <text:p>1.218.372</text:p>
          </table:table-cell>
          <table:table-cell office:value-type="percentage" office:value="0.96312393232997717" table:style-name="ce44">
            <text:p>96,3%</text:p>
          </table:table-cell>
          <table:table-cell office:value-type="float" office:value="1255767" table:style-name="ce43">
            <text:p>1.255.767</text:p>
          </table:table-cell>
          <table:table-cell office:value-type="percentage" office:value="0.90661635071192692" table:style-name="ce44">
            <text:p>90,7%</text:p>
          </table:table-cell>
          <table:table-cell office:value-type="float" office:value="936830" table:style-name="ce43">
            <text:p>936.830</text:p>
          </table:table-cell>
          <table:table-cell office:value-type="percentage" office:value="0.82162430484723525" table:style-name="ce44">
            <text:p>82,2%</text:p>
          </table:table-cell>
          <table:table-cell office:value-type="float" office:value="774799" table:style-name="ce43">
            <text:p>774.799</text:p>
          </table:table-cell>
          <table:table-cell office:value-type="percentage" office:value="0.83430856104200402" table:style-name="ce44">
            <text:p>83,4%</text:p>
          </table:table-cell>
          <table:table-cell office:value-type="float" office:value="676464" table:style-name="ce43">
            <text:p>676.464</text:p>
          </table:table-cell>
          <table:table-cell office:value-type="percentage" office:value="0.89846953209360514" table:style-name="ce44">
            <text:p>89,8%</text:p>
          </table:table-cell>
          <table:table-cell office:value-type="float" office:value="6881590" table:style-name="ce43">
            <text:p>6.881.59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345854622432311" table:style-name="ce44">
            <text:p>92,3%</text:p>
          </table:table-cell>
          <table:table-cell office:value-type="percentage" office:value="0.81300281850680456" table:style-name="ce44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89" table:style-name="ce46">
            <text:p>101.389</text:p>
          </table:table-cell>
          <table:table-cell office:value-type="percentage" office:value="1" table:style-name="ce47">
            <text:p>100,0%</text:p>
          </table:table-cell>
          <table:table-cell office:value-type="float" office:value="119405" table:style-name="ce46">
            <text:p>119.405</text:p>
          </table:table-cell>
          <table:table-cell office:value-type="percentage" office:value="1" table:style-name="ce47">
            <text:p>100,0%</text:p>
          </table:table-cell>
          <table:table-cell office:value-type="float" office:value="154712" table:style-name="ce46">
            <text:p>154.712</text:p>
          </table:table-cell>
          <table:table-cell office:value-type="percentage" office:value="0.98941592535509415" table:style-name="ce47">
            <text:p>98,9%</text:p>
          </table:table-cell>
          <table:table-cell office:value-type="float" office:value="186345" table:style-name="ce46">
            <text:p>186.345</text:p>
          </table:table-cell>
          <table:table-cell office:value-type="percentage" office:value="0.93987370502254541" table:style-name="ce47">
            <text:p>94,0%</text:p>
          </table:table-cell>
          <table:table-cell office:value-type="float" office:value="188469" table:style-name="ce46">
            <text:p>188.469</text:p>
          </table:table-cell>
          <table:table-cell office:value-type="percentage" office:value="0.87683246255984149" table:style-name="ce47">
            <text:p>87,7%</text:p>
          </table:table-cell>
          <table:table-cell office:value-type="float" office:value="126512" table:style-name="ce46">
            <text:p>126.512</text:p>
          </table:table-cell>
          <table:table-cell office:value-type="percentage" office:value="0.7700717042231231" table:style-name="ce47">
            <text:p>77,0%</text:p>
          </table:table-cell>
          <table:table-cell office:value-type="float" office:value="104791" table:style-name="ce46">
            <text:p>104.791</text:p>
          </table:table-cell>
          <table:table-cell office:value-type="percentage" office:value="0.80360580056901409" table:style-name="ce47">
            <text:p>80,4%</text:p>
          </table:table-cell>
          <table:table-cell office:value-type="float" office:value="88794" table:style-name="ce46">
            <text:p>88.794</text:p>
          </table:table-cell>
          <table:table-cell office:value-type="percentage" office:value="0.86116633853494851" table:style-name="ce47">
            <text:p>86,1%</text:p>
          </table:table-cell>
          <table:table-cell office:value-type="float" office:value="1070417" table:style-name="ce46">
            <text:p>1.070.41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320335084471459" table:style-name="ce47">
            <text:p>90,3%</text:p>
          </table:table-cell>
          <table:table-cell office:value-type="percentage" office:value="0.80519350589856553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80" table:style-name="ce46">
            <text:p>88.980</text:p>
          </table:table-cell>
          <table:table-cell office:value-type="percentage" office:value="1" table:style-name="ce47">
            <text:p>100,0%</text:p>
          </table:table-cell>
          <table:table-cell office:value-type="float" office:value="114386" table:style-name="ce46">
            <text:p>114.386</text:p>
          </table:table-cell>
          <table:table-cell office:value-type="percentage" office:value="1" table:style-name="ce47">
            <text:p>100,0%</text:p>
          </table:table-cell>
          <table:table-cell office:value-type="float" office:value="148260" table:style-name="ce46">
            <text:p>148.260</text:p>
          </table:table-cell>
          <table:table-cell office:value-type="percentage" office:value="0.99069842033517763" table:style-name="ce47">
            <text:p>99,1%</text:p>
          </table:table-cell>
          <table:table-cell office:value-type="float" office:value="153312" table:style-name="ce46">
            <text:p>153.312</text:p>
          </table:table-cell>
          <table:table-cell office:value-type="percentage" office:value="0.9426173568200682" table:style-name="ce47">
            <text:p>94,3%</text:p>
          </table:table-cell>
          <table:table-cell office:value-type="float" office:value="150877" table:style-name="ce46">
            <text:p>150.877</text:p>
          </table:table-cell>
          <table:table-cell office:value-type="percentage" office:value="0.90349296078278729" table:style-name="ce47">
            <text:p>90,3%</text:p>
          </table:table-cell>
          <table:table-cell office:value-type="float" office:value="91182" table:style-name="ce46">
            <text:p>91.182</text:p>
          </table:table-cell>
          <table:table-cell office:value-type="percentage" office:value="0.79669028667289932" table:style-name="ce47">
            <text:p>79,7%</text:p>
          </table:table-cell>
          <table:table-cell office:value-type="float" office:value="66815" table:style-name="ce46">
            <text:p>66.815</text:p>
          </table:table-cell>
          <table:table-cell office:value-type="percentage" office:value="0.84457281541125762" table:style-name="ce47">
            <text:p>84,5%</text:p>
          </table:table-cell>
          <table:table-cell office:value-type="float" office:value="60690" table:style-name="ce46">
            <text:p>60.690</text:p>
          </table:table-cell>
          <table:table-cell office:value-type="percentage" office:value="0.94828124999999996" table:style-name="ce47">
            <text:p>94,8%</text:p>
          </table:table-cell>
          <table:table-cell office:value-type="float" office:value="874502" table:style-name="ce46">
            <text:p>874.50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37082984001963" table:style-name="ce47">
            <text:p>93,6%</text:p>
          </table:table-cell>
          <table:table-cell office:value-type="percentage" office:value="0.85837822345070203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72" table:style-name="ce46">
            <text:p>51.572</text:p>
          </table:table-cell>
          <table:table-cell office:value-type="percentage" office:value="1" table:style-name="ce47">
            <text:p>100,0%</text:p>
          </table:table-cell>
          <table:table-cell office:value-type="float" office:value="79407" table:style-name="ce46">
            <text:p>79.407</text:p>
          </table:table-cell>
          <table:table-cell office:value-type="percentage" office:value="0.98622634010631427" table:style-name="ce47">
            <text:p>98,6%</text:p>
          </table:table-cell>
          <table:table-cell office:value-type="float" office:value="110690" table:style-name="ce46">
            <text:p>110.690</text:p>
          </table:table-cell>
          <table:table-cell office:value-type="percentage" office:value="0.94420417807576495" table:style-name="ce47">
            <text:p>94,4%</text:p>
          </table:table-cell>
          <table:table-cell office:value-type="float" office:value="150945" table:style-name="ce46">
            <text:p>150.945</text:p>
          </table:table-cell>
          <table:table-cell office:value-type="percentage" office:value="0.91042057455804393" table:style-name="ce47">
            <text:p>91,0%</text:p>
          </table:table-cell>
          <table:table-cell office:value-type="float" office:value="168944" table:style-name="ce46">
            <text:p>168.944</text:p>
          </table:table-cell>
          <table:table-cell office:value-type="percentage" office:value="0.81943231864656696" table:style-name="ce47">
            <text:p>81,9%</text:p>
          </table:table-cell>
          <table:table-cell office:value-type="float" office:value="128675" table:style-name="ce46">
            <text:p>128.675</text:p>
          </table:table-cell>
          <table:table-cell office:value-type="percentage" office:value="0.7062798114025699" table:style-name="ce47">
            <text:p>70,6%</text:p>
          </table:table-cell>
          <table:table-cell office:value-type="float" office:value="98880" table:style-name="ce46">
            <text:p>98.880</text:p>
          </table:table-cell>
          <table:table-cell office:value-type="percentage" office:value="0.71682301257050063" table:style-name="ce47">
            <text:p>71,7%</text:p>
          </table:table-cell>
          <table:table-cell office:value-type="float" office:value="75981" table:style-name="ce46">
            <text:p>75.981</text:p>
          </table:table-cell>
          <table:table-cell office:value-type="percentage" office:value="0.79577922077922081" table:style-name="ce47">
            <text:p>79,6%</text:p>
          </table:table-cell>
          <table:table-cell office:value-type="float" office:value="865094" table:style-name="ce46">
            <text:p>865.09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594703473972987" table:style-name="ce47">
            <text:p>83,6%</text:p>
          </table:table-cell>
          <table:table-cell office:value-type="percentage" office:value="0.73842274675364028" table:style-name="ce47">
            <text:p>7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293" table:style-name="ce46">
            <text:p>93.293</text:p>
          </table:table-cell>
          <table:table-cell office:value-type="percentage" office:value="1" table:style-name="ce47">
            <text:p>100,0%</text:p>
          </table:table-cell>
          <table:table-cell office:value-type="float" office:value="151848" table:style-name="ce46">
            <text:p>151.848</text:p>
          </table:table-cell>
          <table:table-cell office:value-type="percentage" office:value="0.98263778788722" table:style-name="ce47">
            <text:p>98,3%</text:p>
          </table:table-cell>
          <table:table-cell office:value-type="float" office:value="225047" table:style-name="ce46">
            <text:p>225.047</text:p>
          </table:table-cell>
          <table:table-cell office:value-type="percentage" office:value="0.95727204668810506" table:style-name="ce47">
            <text:p>95,7%</text:p>
          </table:table-cell>
          <table:table-cell office:value-type="float" office:value="321584" table:style-name="ce46">
            <text:p>321.584</text:p>
          </table:table-cell>
          <table:table-cell office:value-type="percentage" office:value="0.91746930204957322" table:style-name="ce47">
            <text:p>91,7%</text:p>
          </table:table-cell>
          <table:table-cell office:value-type="float" office:value="319290" table:style-name="ce46">
            <text:p>319.290</text:p>
          </table:table-cell>
          <table:table-cell office:value-type="percentage" office:value="0.82307359173446348" table:style-name="ce47">
            <text:p>82,3%</text:p>
          </table:table-cell>
          <table:table-cell office:value-type="float" office:value="231515" table:style-name="ce46">
            <text:p>231.515</text:p>
          </table:table-cell>
          <table:table-cell office:value-type="percentage" office:value="0.74457923546476101" table:style-name="ce47">
            <text:p>74,5%</text:p>
          </table:table-cell>
          <table:table-cell office:value-type="float" office:value="190694" table:style-name="ce46">
            <text:p>190.694</text:p>
          </table:table-cell>
          <table:table-cell office:value-type="percentage" office:value="0.75747970192414638" table:style-name="ce47">
            <text:p>75,7%</text:p>
          </table:table-cell>
          <table:table-cell office:value-type="float" office:value="155891" table:style-name="ce46">
            <text:p>155.891</text:p>
          </table:table-cell>
          <table:table-cell office:value-type="percentage" office:value="0.86703893835825963" table:style-name="ce47">
            <text:p>86,7%</text:p>
          </table:table-cell>
          <table:table-cell office:value-type="float" office:value="1689162" table:style-name="ce46">
            <text:p>1.689.16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147715136981617" table:style-name="ce47">
            <text:p>86,1%</text:p>
          </table:table-cell>
          <table:table-cell office:value-type="percentage" office:value="0.77628642543585524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93" table:style-name="ce46">
            <text:p>42.393</text:p>
          </table:table-cell>
          <table:table-cell office:value-type="percentage" office:value="1" table:style-name="ce47">
            <text:p>100,0%</text:p>
          </table:table-cell>
          <table:table-cell office:value-type="float" office:value="56002" table:style-name="ce46">
            <text:p>56.002</text:p>
          </table:table-cell>
          <table:table-cell office:value-type="percentage" office:value="1" table:style-name="ce47">
            <text:p>100,0%</text:p>
          </table:table-cell>
          <table:table-cell office:value-type="float" office:value="76800" table:style-name="ce46">
            <text:p>76.800</text:p>
          </table:table-cell>
          <table:table-cell office:value-type="percentage" office:value="0.9929536492339518" table:style-name="ce47">
            <text:p>99,3%</text:p>
          </table:table-cell>
          <table:table-cell office:value-type="float" office:value="84477" table:style-name="ce46">
            <text:p>84.477</text:p>
          </table:table-cell>
          <table:table-cell office:value-type="percentage" office:value="0.93900893690809661" table:style-name="ce47">
            <text:p>93,9%</text:p>
          </table:table-cell>
          <table:table-cell office:value-type="float" office:value="88300" table:style-name="ce46">
            <text:p>88.300</text:p>
          </table:table-cell>
          <table:table-cell office:value-type="percentage" office:value="0.90314925999038553" table:style-name="ce47">
            <text:p>90,3%</text:p>
          </table:table-cell>
          <table:table-cell office:value-type="float" office:value="55091" table:style-name="ce46">
            <text:p>55.091</text:p>
          </table:table-cell>
          <table:table-cell office:value-type="percentage" office:value="0.78173201084103128" table:style-name="ce47">
            <text:p>78,2%</text:p>
          </table:table-cell>
          <table:table-cell office:value-type="float" office:value="41593" table:style-name="ce46">
            <text:p>41.593</text:p>
          </table:table-cell>
          <table:table-cell office:value-type="percentage" office:value="0.82354222354222351" table:style-name="ce47">
            <text:p>82,4%</text:p>
          </table:table-cell>
          <table:table-cell office:value-type="float" office:value="39945" table:style-name="ce46">
            <text:p>39.945</text:p>
          </table:table-cell>
          <table:table-cell office:value-type="percentage" office:value="0.90860496326456341" table:style-name="ce47">
            <text:p>90,9%</text:p>
          </table:table-cell>
          <table:table-cell office:value-type="float" office:value="484601" table:style-name="ce46">
            <text:p>484.60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458697987319871" table:style-name="ce47">
            <text:p>92,5%</text:p>
          </table:table-cell>
          <table:table-cell office:value-type="percentage" office:value="0.83135502354586077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540" table:style-name="ce46">
            <text:p>229.540</text:p>
          </table:table-cell>
          <table:table-cell office:value-type="percentage" office:value="1" table:style-name="ce47">
            <text:p>100,0%</text:p>
          </table:table-cell>
          <table:table-cell office:value-type="float" office:value="251149" table:style-name="ce46">
            <text:p>251.149</text:p>
          </table:table-cell>
          <table:table-cell office:value-type="percentage" office:value="1" table:style-name="ce47">
            <text:p>100,0%</text:p>
          </table:table-cell>
          <table:table-cell office:value-type="float" office:value="321016" table:style-name="ce46">
            <text:p>321.016</text:p>
          </table:table-cell>
          <table:table-cell office:value-type="percentage" office:value="1" table:style-name="ce47">
            <text:p>100,0%</text:p>
          </table:table-cell>
          <table:table-cell office:value-type="float" office:value="353646" table:style-name="ce46">
            <text:p>353.646</text:p>
          </table:table-cell>
          <table:table-cell office:value-type="percentage" office:value="0.92777857939266739" table:style-name="ce47">
            <text:p>92,8%</text:p>
          </table:table-cell>
          <table:table-cell office:value-type="float" office:value="321540" table:style-name="ce46">
            <text:p>321.540</text:p>
          </table:table-cell>
          <table:table-cell office:value-type="percentage" office:value="0.88504149406146349" table:style-name="ce47">
            <text:p>88,5%</text:p>
          </table:table-cell>
          <table:table-cell office:value-type="float" office:value="213788" table:style-name="ce46">
            <text:p>213.788</text:p>
          </table:table-cell>
          <table:table-cell office:value-type="percentage" office:value="0.79836285350451675" table:style-name="ce47">
            <text:p>79,8%</text:p>
          </table:table-cell>
          <table:table-cell office:value-type="float" office:value="174849" table:style-name="ce46">
            <text:p>174.849</text:p>
          </table:table-cell>
          <table:table-cell office:value-type="percentage" office:value="0.82864468308958039" table:style-name="ce47">
            <text:p>82,9%</text:p>
          </table:table-cell>
          <table:table-cell office:value-type="float" office:value="145969" table:style-name="ce46">
            <text:p>145.969</text:p>
          </table:table-cell>
          <table:table-cell office:value-type="percentage" office:value="0.88283073871127726" table:style-name="ce47">
            <text:p>88,3%</text:p>
          </table:table-cell>
          <table:table-cell office:value-type="float" office:value="2011497" table:style-name="ce46">
            <text:p>2.011.49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429372871628435" table:style-name="ce47">
            <text:p>92,4%</text:p>
          </table:table-cell>
          <table:table-cell office:value-type="percentage" office:value="0.83990224299955152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523" table:style-name="ce46">
            <text:p>138.523</text:p>
          </table:table-cell>
          <table:table-cell office:value-type="percentage" office:value="1" table:style-name="ce47">
            <text:p>100,0%</text:p>
          </table:table-cell>
          <table:table-cell office:value-type="float" office:value="158766" table:style-name="ce46">
            <text:p>158.766</text:p>
          </table:table-cell>
          <table:table-cell office:value-type="percentage" office:value="0.99789441926826361" table:style-name="ce47">
            <text:p>99,8%</text:p>
          </table:table-cell>
          <table:table-cell office:value-type="float" office:value="222898" table:style-name="ce46">
            <text:p>222.898</text:p>
          </table:table-cell>
          <table:table-cell office:value-type="percentage" office:value="1" table:style-name="ce47">
            <text:p>100,0%</text:p>
          </table:table-cell>
          <table:table-cell office:value-type="float" office:value="286984" table:style-name="ce46">
            <text:p>286.984</text:p>
          </table:table-cell>
          <table:table-cell office:value-type="percentage" office:value="0.93334807693558564" table:style-name="ce47">
            <text:p>93,3%</text:p>
          </table:table-cell>
          <table:table-cell office:value-type="float" office:value="287953" table:style-name="ce46">
            <text:p>287.953</text:p>
          </table:table-cell>
          <table:table-cell office:value-type="percentage" office:value="0.87098803708352868" table:style-name="ce47">
            <text:p>87,1%</text:p>
          </table:table-cell>
          <table:table-cell office:value-type="float" office:value="206864" table:style-name="ce46">
            <text:p>206.864</text:p>
          </table:table-cell>
          <table:table-cell office:value-type="percentage" office:value="0.77797375715021755" table:style-name="ce47">
            <text:p>77,8%</text:p>
          </table:table-cell>
          <table:table-cell office:value-type="float" office:value="174366" table:style-name="ce46">
            <text:p>174.366</text:p>
          </table:table-cell>
          <table:table-cell office:value-type="percentage" office:value="0.79951762812429783" table:style-name="ce47">
            <text:p>80,0%</text:p>
          </table:table-cell>
          <table:table-cell office:value-type="float" office:value="151281" table:style-name="ce46">
            <text:p>151.281</text:p>
          </table:table-cell>
          <table:table-cell office:value-type="percentage" office:value="0.86957096544271495" table:style-name="ce47">
            <text:p>87,0%</text:p>
          </table:table-cell>
          <table:table-cell office:value-type="float" office:value="1627635" table:style-name="ce46">
            <text:p>1.627.63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985039673062128" table:style-name="ce47">
            <text:p>90,0%</text:p>
          </table:table-cell>
          <table:table-cell office:value-type="percentage" office:value="0.79582353202905698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227" table:style-name="ce46">
            <text:p>459.227</text:p>
          </table:table-cell>
          <table:table-cell office:value-type="percentage" office:value="1" table:style-name="ce47">
            <text:p>100,0%</text:p>
          </table:table-cell>
          <table:table-cell office:value-type="float" office:value="618974" table:style-name="ce46">
            <text:p>618.974</text:p>
          </table:table-cell>
          <table:table-cell office:value-type="percentage" office:value="0.97431417363983808" table:style-name="ce47">
            <text:p>97,4%</text:p>
          </table:table-cell>
          <table:table-cell office:value-type="float" office:value="801203" table:style-name="ce46">
            <text:p>801.203</text:p>
          </table:table-cell>
          <table:table-cell office:value-type="percentage" office:value="0.95656435653021066" table:style-name="ce47">
            <text:p>95,7%</text:p>
          </table:table-cell>
          <table:table-cell office:value-type="float" office:value="1028584" table:style-name="ce46">
            <text:p>1.028.584</text:p>
          </table:table-cell>
          <table:table-cell office:value-type="percentage" office:value="0.94211654362600528" table:style-name="ce47">
            <text:p>94,2%</text:p>
          </table:table-cell>
          <table:table-cell office:value-type="float" office:value="1134486" table:style-name="ce46">
            <text:p>1.134.486</text:p>
          </table:table-cell>
          <table:table-cell office:value-type="percentage" office:value="0.86157713469855823" table:style-name="ce47">
            <text:p>86,2%</text:p>
          </table:table-cell>
          <table:table-cell office:value-type="float" office:value="788209" table:style-name="ce46">
            <text:p>788.209</text:p>
          </table:table-cell>
          <table:table-cell office:value-type="percentage" office:value="0.75451825105393955" table:style-name="ce47">
            <text:p>75,5%</text:p>
          </table:table-cell>
          <table:table-cell office:value-type="float" office:value="650738" table:style-name="ce46">
            <text:p>650.738</text:p>
          </table:table-cell>
          <table:table-cell office:value-type="percentage" office:value="0.77567153593544191" table:style-name="ce47">
            <text:p>77,6%</text:p>
          </table:table-cell>
          <table:table-cell office:value-type="float" office:value="540921" table:style-name="ce46">
            <text:p>540.921</text:p>
          </table:table-cell>
          <table:table-cell office:value-type="percentage" office:value="0.82436609028812835" table:style-name="ce47">
            <text:p>82,4%</text:p>
          </table:table-cell>
          <table:table-cell office:value-type="float" office:value="6022342" table:style-name="ce46">
            <text:p>6.022.34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682387061831357" table:style-name="ce47">
            <text:p>87,7%</text:p>
          </table:table-cell>
          <table:table-cell office:value-type="percentage" office:value="0.77403229287040043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34" table:style-name="ce46">
            <text:p>297.534</text:p>
          </table:table-cell>
          <table:table-cell office:value-type="percentage" office:value="1" table:style-name="ce47">
            <text:p>100,0%</text:p>
          </table:table-cell>
          <table:table-cell office:value-type="float" office:value="434909" table:style-name="ce46">
            <text:p>434.909</text:p>
          </table:table-cell>
          <table:table-cell office:value-type="percentage" office:value="0.99325586600344395" table:style-name="ce47">
            <text:p>99,3%</text:p>
          </table:table-cell>
          <table:table-cell office:value-type="float" office:value="571018" table:style-name="ce46">
            <text:p>571.018</text:p>
          </table:table-cell>
          <table:table-cell office:value-type="percentage" office:value="0.983279607664862" table:style-name="ce47">
            <text:p>98,3%</text:p>
          </table:table-cell>
          <table:table-cell office:value-type="float" office:value="716001" table:style-name="ce46">
            <text:p>716.001</text:p>
          </table:table-cell>
          <table:table-cell office:value-type="percentage" office:value="0.95170629002544083" table:style-name="ce47">
            <text:p>95,2%</text:p>
          </table:table-cell>
          <table:table-cell office:value-type="float" office:value="754782" table:style-name="ce46">
            <text:p>754.782</text:p>
          </table:table-cell>
          <table:table-cell office:value-type="percentage" office:value="0.88632296368666541" table:style-name="ce47">
            <text:p>88,6%</text:p>
          </table:table-cell>
          <table:table-cell office:value-type="float" office:value="512928" table:style-name="ce46">
            <text:p>512.928</text:p>
          </table:table-cell>
          <table:table-cell office:value-type="percentage" office:value="0.79062949415730643" table:style-name="ce47">
            <text:p>79,1%</text:p>
          </table:table-cell>
          <table:table-cell office:value-type="float" office:value="428503" table:style-name="ce46">
            <text:p>428.503</text:p>
          </table:table-cell>
          <table:table-cell office:value-type="percentage" office:value="0.83022944009796062" table:style-name="ce47">
            <text:p>83,0%</text:p>
          </table:table-cell>
          <table:table-cell office:value-type="float" office:value="375810" table:style-name="ce46">
            <text:p>375.810</text:p>
          </table:table-cell>
          <table:table-cell office:value-type="percentage" office:value="0.88523570716861666" table:style-name="ce47">
            <text:p>88,5%</text:p>
          </table:table-cell>
          <table:table-cell office:value-type="float" office:value="4091485" table:style-name="ce46">
            <text:p>4.091.48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55672804407928" table:style-name="ce47">
            <text:p>91,2%</text:p>
          </table:table-cell>
          <table:table-cell office:value-type="percentage" office:value="0.80901708858369192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08" table:style-name="ce46">
            <text:p>78.308</text:p>
          </table:table-cell>
          <table:table-cell office:value-type="percentage" office:value="1" table:style-name="ce47">
            <text:p>100,0%</text:p>
          </table:table-cell>
          <table:table-cell office:value-type="float" office:value="95997" table:style-name="ce46">
            <text:p>95.997</text:p>
          </table:table-cell>
          <table:table-cell office:value-type="percentage" office:value="1" table:style-name="ce47">
            <text:p>100,0%</text:p>
          </table:table-cell>
          <table:table-cell office:value-type="float" office:value="132967" table:style-name="ce46">
            <text:p>132.967</text:p>
          </table:table-cell>
          <table:table-cell office:value-type="percentage" office:value="1" table:style-name="ce47">
            <text:p>100,0%</text:p>
          </table:table-cell>
          <table:table-cell office:value-type="float" office:value="161671" table:style-name="ce46">
            <text:p>161.671</text:p>
          </table:table-cell>
          <table:table-cell office:value-type="percentage" office:value="0.95541201777609686" table:style-name="ce47">
            <text:p>95,5%</text:p>
          </table:table-cell>
          <table:table-cell office:value-type="float" office:value="146477" table:style-name="ce46">
            <text:p>146.477</text:p>
          </table:table-cell>
          <table:table-cell office:value-type="percentage" office:value="0.91838564460105088" table:style-name="ce47">
            <text:p>91,8%</text:p>
          </table:table-cell>
          <table:table-cell office:value-type="float" office:value="113521" table:style-name="ce46">
            <text:p>113.521</text:p>
          </table:table-cell>
          <table:table-cell office:value-type="percentage" office:value="0.85047835240000302" table:style-name="ce47">
            <text:p>85,0%</text:p>
          </table:table-cell>
          <table:table-cell office:value-type="float" office:value="93962" table:style-name="ce46">
            <text:p>93.962</text:p>
          </table:table-cell>
          <table:table-cell office:value-type="percentage" office:value="0.82917402047299682" table:style-name="ce47">
            <text:p>82,9%</text:p>
          </table:table-cell>
          <table:table-cell office:value-type="float" office:value="77875" table:style-name="ce46">
            <text:p>77.875</text:p>
          </table:table-cell>
          <table:table-cell office:value-type="percentage" office:value="0.91887905604719766" table:style-name="ce47">
            <text:p>91,9%</text:p>
          </table:table-cell>
          <table:table-cell office:value-type="float" office:value="900778" table:style-name="ce46">
            <text:p>900.77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476929256993381" table:style-name="ce47">
            <text:p>94,5%</text:p>
          </table:table-cell>
          <table:table-cell office:value-type="percentage" office:value="0.84660620853450275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62" table:style-name="ce46">
            <text:p>242.462</text:p>
          </table:table-cell>
          <table:table-cell office:value-type="percentage" office:value="1" table:style-name="ce47">
            <text:p>100,0%</text:p>
          </table:table-cell>
          <table:table-cell office:value-type="float" office:value="291490" table:style-name="ce46">
            <text:p>291.490</text:p>
          </table:table-cell>
          <table:table-cell office:value-type="percentage" office:value="1" table:style-name="ce47">
            <text:p>100,0%</text:p>
          </table:table-cell>
          <table:table-cell office:value-type="float" office:value="346452" table:style-name="ce46">
            <text:p>346.452</text:p>
          </table:table-cell>
          <table:table-cell office:value-type="percentage" office:value="0.99863083588190027" table:style-name="ce47">
            <text:p>99,9%</text:p>
          </table:table-cell>
          <table:table-cell office:value-type="float" office:value="391438" table:style-name="ce46">
            <text:p>391.438</text:p>
          </table:table-cell>
          <table:table-cell office:value-type="percentage" office:value="0.96439667002554885" table:style-name="ce47">
            <text:p>96,4%</text:p>
          </table:table-cell>
          <table:table-cell office:value-type="float" office:value="408896" table:style-name="ce46">
            <text:p>408.896</text:p>
          </table:table-cell>
          <table:table-cell office:value-type="percentage" office:value="0.9225555648310888" table:style-name="ce47">
            <text:p>92,3%</text:p>
          </table:table-cell>
          <table:table-cell office:value-type="float" office:value="264728" table:style-name="ce46">
            <text:p>264.728</text:p>
          </table:table-cell>
          <table:table-cell office:value-type="percentage" office:value="0.81855736407262658" table:style-name="ce47">
            <text:p>81,9%</text:p>
          </table:table-cell>
          <table:table-cell office:value-type="float" office:value="199992" table:style-name="ce46">
            <text:p>199.992</text:p>
          </table:table-cell>
          <table:table-cell office:value-type="percentage" office:value="0.86583744983353605" table:style-name="ce47">
            <text:p>86,6%</text:p>
          </table:table-cell>
          <table:table-cell office:value-type="float" office:value="170438" table:style-name="ce46">
            <text:p>170.438</text:p>
          </table:table-cell>
          <table:table-cell office:value-type="percentage" office:value="0.94684095618503727" table:style-name="ce47">
            <text:p>94,7%</text:p>
          </table:table-cell>
          <table:table-cell office:value-type="float" office:value="2315896" table:style-name="ce46">
            <text:p>2.315.896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353181120205076" table:style-name="ce47">
            <text:p>94,4%</text:p>
          </table:table-cell>
          <table:table-cell office:value-type="percentage" office:value="0.85716178618923033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87" table:style-name="ce46">
            <text:p>23.387</text:p>
          </table:table-cell>
          <table:table-cell office:value-type="percentage" office:value="1" table:style-name="ce47">
            <text:p>100,0%</text:p>
          </table:table-cell>
          <table:table-cell office:value-type="float" office:value="28683" table:style-name="ce46">
            <text:p>28.683</text:p>
          </table:table-cell>
          <table:table-cell office:value-type="percentage" office:value="1" table:style-name="ce47">
            <text:p>100,0%</text:p>
          </table:table-cell>
          <table:table-cell office:value-type="float" office:value="38096" table:style-name="ce46">
            <text:p>38.096</text:p>
          </table:table-cell>
          <table:table-cell office:value-type="percentage" office:value="1" table:style-name="ce47">
            <text:p>100,0%</text:p>
          </table:table-cell>
          <table:table-cell office:value-type="float" office:value="45476" table:style-name="ce46">
            <text:p>45.476</text:p>
          </table:table-cell>
          <table:table-cell office:value-type="percentage" office:value="0.95409533400469959" table:style-name="ce47">
            <text:p>95,4%</text:p>
          </table:table-cell>
          <table:table-cell office:value-type="float" office:value="47696" table:style-name="ce46">
            <text:p>47.696</text:p>
          </table:table-cell>
          <table:table-cell office:value-type="percentage" office:value="0.90082535365554228" table:style-name="ce47">
            <text:p>90,1%</text:p>
          </table:table-cell>
          <table:table-cell office:value-type="float" office:value="31435" table:style-name="ce46">
            <text:p>31.435</text:p>
          </table:table-cell>
          <table:table-cell office:value-type="percentage" office:value="0.79948625346524582" table:style-name="ce47">
            <text:p>79,9%</text:p>
          </table:table-cell>
          <table:table-cell office:value-type="float" office:value="24383" table:style-name="ce46">
            <text:p>24.383</text:p>
          </table:table-cell>
          <table:table-cell office:value-type="percentage" office:value="0.80054501280451773" table:style-name="ce47">
            <text:p>80,1%</text:p>
          </table:table-cell>
          <table:table-cell office:value-type="float" office:value="22257" table:style-name="ce46">
            <text:p>22.257</text:p>
          </table:table-cell>
          <table:table-cell office:value-type="percentage" office:value="0.87172959423468588" table:style-name="ce47">
            <text:p>87,2%</text:p>
          </table:table-cell>
          <table:table-cell office:value-type="float" office:value="261413" table:style-name="ce46">
            <text:p>261.41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05655526992288" table:style-name="ce47">
            <text:p>92,1%</text:p>
          </table:table-cell>
          <table:table-cell office:value-type="percentage" office:value="0.81713523009308753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502" table:style-name="ce46">
            <text:p>374.502</text:p>
          </table:table-cell>
          <table:table-cell office:value-type="percentage" office:value="1" table:style-name="ce47">
            <text:p>100,0%</text:p>
          </table:table-cell>
          <table:table-cell office:value-type="float" office:value="511931" table:style-name="ce46">
            <text:p>511.931</text:p>
          </table:table-cell>
          <table:table-cell office:value-type="percentage" office:value="0.97310300124885707" table:style-name="ce47">
            <text:p>97,3%</text:p>
          </table:table-cell>
          <table:table-cell office:value-type="float" office:value="690797" table:style-name="ce46">
            <text:p>690.797</text:p>
          </table:table-cell>
          <table:table-cell office:value-type="percentage" office:value="0.9821902596673221" table:style-name="ce47">
            <text:p>98,2%</text:p>
          </table:table-cell>
          <table:table-cell office:value-type="float" office:value="944681" table:style-name="ce46">
            <text:p>944.681</text:p>
          </table:table-cell>
          <table:table-cell office:value-type="percentage" office:value="0.97111174845777526" table:style-name="ce47">
            <text:p>97,1%</text:p>
          </table:table-cell>
          <table:table-cell office:value-type="float" office:value="1039449" table:style-name="ce46">
            <text:p>1.039.449</text:p>
          </table:table-cell>
          <table:table-cell office:value-type="percentage" office:value="0.89148786719395245" table:style-name="ce47">
            <text:p>89,1%</text:p>
          </table:table-cell>
          <table:table-cell office:value-type="float" office:value="758643" table:style-name="ce46">
            <text:p>758.643</text:p>
          </table:table-cell>
          <table:table-cell office:value-type="percentage" office:value="0.79887431026494249" table:style-name="ce47">
            <text:p>79,9%</text:p>
          </table:table-cell>
          <table:table-cell office:value-type="float" office:value="611161" table:style-name="ce46">
            <text:p>611.161</text:p>
          </table:table-cell>
          <table:table-cell office:value-type="percentage" office:value="0.82314017306980036" table:style-name="ce47">
            <text:p>82,3%</text:p>
          </table:table-cell>
          <table:table-cell office:value-type="float" office:value="461731" table:style-name="ce46">
            <text:p>461.731</text:p>
          </table:table-cell>
          <table:table-cell office:value-type="percentage" office:value="0.83413905358581641" table:style-name="ce47">
            <text:p>83,4%</text:p>
          </table:table-cell>
          <table:table-cell office:value-type="float" office:value="5392895" table:style-name="ce46">
            <text:p>5.392.895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213312719756" table:style-name="ce47">
            <text:p>90,2%</text:p>
          </table:table-cell>
          <table:table-cell office:value-type="percentage" office:value="0.79542538165822207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50" table:style-name="ce46">
            <text:p>74.050</text:p>
          </table:table-cell>
          <table:table-cell office:value-type="percentage" office:value="1" table:style-name="ce47">
            <text:p>100,0%</text:p>
          </table:table-cell>
          <table:table-cell office:value-type="float" office:value="103494" table:style-name="ce46">
            <text:p>103.494</text:p>
          </table:table-cell>
          <table:table-cell office:value-type="percentage" office:value="1" table:style-name="ce47">
            <text:p>100,0%</text:p>
          </table:table-cell>
          <table:table-cell office:value-type="float" office:value="148656" table:style-name="ce46">
            <text:p>148.656</text:p>
          </table:table-cell>
          <table:table-cell office:value-type="percentage" office:value="1" table:style-name="ce47">
            <text:p>100,0%</text:p>
          </table:table-cell>
          <table:table-cell office:value-type="float" office:value="207922" table:style-name="ce46">
            <text:p>207.922</text:p>
          </table:table-cell>
          <table:table-cell office:value-type="percentage" office:value="0.97498780808042917" table:style-name="ce47">
            <text:p>97,5%</text:p>
          </table:table-cell>
          <table:table-cell office:value-type="float" office:value="232641" table:style-name="ce46">
            <text:p>232.641</text:p>
          </table:table-cell>
          <table:table-cell office:value-type="percentage" office:value="0.91534366552957425" table:style-name="ce47">
            <text:p>91,5%</text:p>
          </table:table-cell>
          <table:table-cell office:value-type="float" office:value="168671" table:style-name="ce46">
            <text:p>168.671</text:p>
          </table:table-cell>
          <table:table-cell office:value-type="percentage" office:value="0.80702669339674549" table:style-name="ce47">
            <text:p>80,7%</text:p>
          </table:table-cell>
          <table:table-cell office:value-type="float" office:value="142703" table:style-name="ce46">
            <text:p>142.703</text:p>
          </table:table-cell>
          <table:table-cell office:value-type="percentage" office:value="0.82847406065672746" table:style-name="ce47">
            <text:p>82,8%</text:p>
          </table:table-cell>
          <table:table-cell office:value-type="float" office:value="121581" table:style-name="ce46">
            <text:p>121.581</text:p>
          </table:table-cell>
          <table:table-cell office:value-type="percentage" office:value="0.85684384117721679" table:style-name="ce47">
            <text:p>85,7%</text:p>
          </table:table-cell>
          <table:table-cell office:value-type="float" office:value="1199718" table:style-name="ce46">
            <text:p>1.199.71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571950109034395" table:style-name="ce47">
            <text:p>91,6%</text:p>
          </table:table-cell>
          <table:table-cell office:value-type="percentage" office:value="0.79385753921750923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27" table:style-name="ce46">
            <text:p>42.527</text:p>
          </table:table-cell>
          <table:table-cell office:value-type="percentage" office:value="1" table:style-name="ce47">
            <text:p>100,0%</text:p>
          </table:table-cell>
          <table:table-cell office:value-type="float" office:value="55916" table:style-name="ce46">
            <text:p>55.916</text:p>
          </table:table-cell>
          <table:table-cell office:value-type="percentage" office:value="1" table:style-name="ce47">
            <text:p>100,0%</text:p>
          </table:table-cell>
          <table:table-cell office:value-type="float" office:value="72378" table:style-name="ce46">
            <text:p>72.378</text:p>
          </table:table-cell>
          <table:table-cell office:value-type="percentage" office:value="0.98014733763068085" table:style-name="ce47">
            <text:p>98,0%</text:p>
          </table:table-cell>
          <table:table-cell office:value-type="float" office:value="92072" table:style-name="ce46">
            <text:p>92.072</text:p>
          </table:table-cell>
          <table:table-cell office:value-type="percentage" office:value="0.95219972283699095" table:style-name="ce47">
            <text:p>95,2%</text:p>
          </table:table-cell>
          <table:table-cell office:value-type="float" office:value="95620" table:style-name="ce46">
            <text:p>95.620</text:p>
          </table:table-cell>
          <table:table-cell office:value-type="percentage" office:value="0.88535397492639023" table:style-name="ce47">
            <text:p>88,5%</text:p>
          </table:table-cell>
          <table:table-cell office:value-type="float" office:value="64485" table:style-name="ce46">
            <text:p>64.485</text:p>
          </table:table-cell>
          <table:table-cell office:value-type="percentage" office:value="0.79277363199370554" table:style-name="ce47">
            <text:p>79,3%</text:p>
          </table:table-cell>
          <table:table-cell office:value-type="float" office:value="57724" table:style-name="ce46">
            <text:p>57.724</text:p>
          </table:table-cell>
          <table:table-cell office:value-type="percentage" office:value="0.84729989578287612" table:style-name="ce47">
            <text:p>84,7%</text:p>
          </table:table-cell>
          <table:table-cell office:value-type="float" office:value="49636" table:style-name="ce46">
            <text:p>49.636</text:p>
          </table:table-cell>
          <table:table-cell office:value-type="percentage" office:value="0.8802582109668724" table:style-name="ce47">
            <text:p>88,0%</text:p>
          </table:table-cell>
          <table:table-cell office:value-type="float" office:value="530358" table:style-name="ce46">
            <text:p>530.35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228064139921627" table:style-name="ce47">
            <text:p>91,2%</text:p>
          </table:table-cell>
          <table:table-cell office:value-type="percentage" office:value="0.80211797694181919" table:style-name="ce47">
            <text:p>8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97" table:style-name="ce46">
            <text:p>164.297</text:p>
          </table:table-cell>
          <table:table-cell office:value-type="percentage" office:value="1" table:style-name="ce47">
            <text:p>100,0%</text:p>
          </table:table-cell>
          <table:table-cell office:value-type="float" office:value="213857" table:style-name="ce46">
            <text:p>213.857</text:p>
          </table:table-cell>
          <table:table-cell office:value-type="percentage" office:value="1" table:style-name="ce47">
            <text:p>100,0%</text:p>
          </table:table-cell>
          <table:table-cell office:value-type="float" office:value="278838" table:style-name="ce46">
            <text:p>278.838</text:p>
          </table:table-cell>
          <table:table-cell office:value-type="percentage" office:value="0.99542694354899164" table:style-name="ce47">
            <text:p>99,5%</text:p>
          </table:table-cell>
          <table:table-cell office:value-type="float" office:value="324422" table:style-name="ce46">
            <text:p>324.422</text:p>
          </table:table-cell>
          <table:table-cell office:value-type="percentage" office:value="0.95424690493768693" table:style-name="ce47">
            <text:p>95,4%</text:p>
          </table:table-cell>
          <table:table-cell office:value-type="float" office:value="321526" table:style-name="ce46">
            <text:p>321.526</text:p>
          </table:table-cell>
          <table:table-cell office:value-type="percentage" office:value="0.88786716482618266" table:style-name="ce47">
            <text:p>88,8%</text:p>
          </table:table-cell>
          <table:table-cell office:value-type="float" office:value="204513" table:style-name="ce46">
            <text:p>204.513</text:p>
          </table:table-cell>
          <table:table-cell office:value-type="percentage" office:value="0.78494912548024698" table:style-name="ce47">
            <text:p>78,5%</text:p>
          </table:table-cell>
          <table:table-cell office:value-type="float" office:value="165870" table:style-name="ce46">
            <text:p>165.870</text:p>
          </table:table-cell>
          <table:table-cell office:value-type="percentage" office:value="0.82303730387924623" table:style-name="ce47">
            <text:p>82,3%</text:p>
          </table:table-cell>
          <table:table-cell office:value-type="float" office:value="148485" table:style-name="ce46">
            <text:p>148.485</text:p>
          </table:table-cell>
          <table:table-cell office:value-type="percentage" office:value="0.88066260987153477" table:style-name="ce47">
            <text:p>88,1%</text:p>
          </table:table-cell>
          <table:table-cell office:value-type="float" office:value="1821808" table:style-name="ce46">
            <text:p>1.821.80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827638193234384" table:style-name="ce47">
            <text:p>91,8%</text:p>
          </table:table-cell>
          <table:table-cell office:value-type="percentage" office:value="0.82044797037069062" table:style-name="ce47">
            <text:p>82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6" table:style-name="ce46">
            <text:p>2.406</text:p>
          </table:table-cell>
          <table:table-cell office:value-type="percentage" office:value="0.92360844529750474" table:style-name="ce47">
            <text:p>92,4%</text:p>
          </table:table-cell>
          <table:table-cell office:value-type="float" office:value="3901" table:style-name="ce46">
            <text:p>3.901</text:p>
          </table:table-cell>
          <table:table-cell office:value-type="percentage" office:value="0.90342751273737842" table:style-name="ce47">
            <text:p>90,3%</text:p>
          </table:table-cell>
          <table:table-cell office:value-type="float" office:value="7677" table:style-name="ce46">
            <text:p>7.677</text:p>
          </table:table-cell>
          <table:table-cell office:value-type="percentage" office:value="0.97709049255441005" table:style-name="ce47">
            <text:p>97,7%</text:p>
          </table:table-cell>
          <table:table-cell office:value-type="float" office:value="10622" table:style-name="ce46">
            <text:p>10.622</text:p>
          </table:table-cell>
          <table:table-cell office:value-type="percentage" office:value="0.91917618553132574" table:style-name="ce47">
            <text:p>91,9%</text:p>
          </table:table-cell>
          <table:table-cell office:value-type="float" office:value="11213" table:style-name="ce46">
            <text:p>11.213</text:p>
          </table:table-cell>
          <table:table-cell office:value-type="percentage" office:value="0.88696408796076576" table:style-name="ce47">
            <text:p>88,7%</text:p>
          </table:table-cell>
          <table:table-cell office:value-type="float" office:value="9337" table:style-name="ce46">
            <text:p>9.337</text:p>
          </table:table-cell>
          <table:table-cell office:value-type="percentage" office:value="0.78501765596098871" table:style-name="ce47">
            <text:p>78,5%</text:p>
          </table:table-cell>
          <table:table-cell office:value-type="float" office:value="9363" table:style-name="ce46">
            <text:p>9.363</text:p>
          </table:table-cell>
          <table:table-cell office:value-type="percentage" office:value="0.85374304732378958" table:style-name="ce47">
            <text:p>85,4%</text:p>
          </table:table-cell>
          <table:table-cell office:value-type="float" office:value="8669" table:style-name="ce46">
            <text:p>8.669</text:p>
          </table:table-cell>
          <table:table-cell office:value-type="percentage" office:value="0.94992329607714221" table:style-name="ce47">
            <text:p>95,0%</text:p>
          </table:table-cell>
          <table:table-cell office:value-type="float" office:value="63188" table:style-name="ce46">
            <text:p>63.18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04107658704995" table:style-name="ce47">
            <text:p>89,0%</text:p>
          </table:table-cell>
          <table:table-cell office:value-type="percentage" office:value="0.75043348138999078" table:style-name="ce47">
            <text:p>7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20" table:style-name="ce46">
            <text:p>2.020</text:p>
          </table:table-cell>
          <table:table-cell office:value-type="percentage" office:value="0.85994040017028528" table:style-name="ce47">
            <text:p>86,0%</text:p>
          </table:table-cell>
          <table:table-cell office:value-type="float" office:value="3332" table:style-name="ce46">
            <text:p>3.332</text:p>
          </table:table-cell>
          <table:table-cell office:value-type="percentage" office:value="0.88900747065101382" table:style-name="ce47">
            <text:p>88,9%</text:p>
          </table:table-cell>
          <table:table-cell office:value-type="float" office:value="7203" table:style-name="ce46">
            <text:p>7.203</text:p>
          </table:table-cell>
          <table:table-cell office:value-type="percentage" office:value="0.9202759678037562" table:style-name="ce47">
            <text:p>92,0%</text:p>
          </table:table-cell>
          <table:table-cell office:value-type="float" office:value="9743" table:style-name="ce46">
            <text:p>9.743</text:p>
          </table:table-cell>
          <table:table-cell office:value-type="percentage" office:value="0.86228869811487741" table:style-name="ce47">
            <text:p>86,2%</text:p>
          </table:table-cell>
          <table:table-cell office:value-type="float" office:value="10151" table:style-name="ce46">
            <text:p>10.151</text:p>
          </table:table-cell>
          <table:table-cell office:value-type="percentage" office:value="0.84577570404932512" table:style-name="ce47">
            <text:p>84,6%</text:p>
          </table:table-cell>
          <table:table-cell office:value-type="float" office:value="8762" table:style-name="ce46">
            <text:p>8.762</text:p>
          </table:table-cell>
          <table:table-cell office:value-type="percentage" office:value="0.72216269677738398" table:style-name="ce47">
            <text:p>72,2%</text:p>
          </table:table-cell>
          <table:table-cell office:value-type="float" office:value="9008" table:style-name="ce46">
            <text:p>9.008</text:p>
          </table:table-cell>
          <table:table-cell office:value-type="percentage" office:value="0.75097957482284283" table:style-name="ce47">
            <text:p>75,1%</text:p>
          </table:table-cell>
          <table:table-cell office:value-type="float" office:value="8201" table:style-name="ce46">
            <text:p>8.201</text:p>
          </table:table-cell>
          <table:table-cell office:value-type="percentage" office:value="0.85659076665970335" table:style-name="ce47">
            <text:p>85,7%</text:p>
          </table:table-cell>
          <table:table-cell office:value-type="float" office:value="58420" table:style-name="ce46">
            <text:p>58.42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366376697167509" table:style-name="ce47">
            <text:p>82,4%</text:p>
          </table:table-cell>
          <table:table-cell office:value-type="percentage" office:value="0.6709081721714365" table:style-name="ce47">
            <text:p>67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6" table:style-name="ce46">
            <text:p>3.676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89" table:style-name="ce46">
            <text:p>22.789</text:p>
          </table:table-cell>
          <table:table-cell office:value-type="string" table:style-name="ce47">
            <text:p>-</text:p>
          </table:table-cell>
          <table:table-cell office:value-type="float" office:value="32840" table:style-name="ce46">
            <text:p>32.840</text:p>
          </table:table-cell>
          <table:table-cell office:value-type="string" table:style-name="ce47">
            <text:p>-</text:p>
          </table:table-cell>
          <table:table-cell office:value-type="float" office:value="24888" table:style-name="ce46">
            <text:p>24.888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21" table:style-name="ce46">
            <text:p>95.22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5" table:style-name="ce49">
            <text:p>245</text:p>
          </table:table-cell>
          <table:table-cell office:value-type="string" table:style-name="ce50">
            <text:p>-</text:p>
          </table:table-cell>
          <table:table-cell office:value-type="float" office:value="737" table:style-name="ce49">
            <text:p>737</text:p>
          </table:table-cell>
          <table:table-cell office:value-type="string" table:style-name="ce50">
            <text:p>-</text:p>
          </table:table-cell>
          <table:table-cell office:value-type="float" office:value="1443" table:style-name="ce49">
            <text:p>1.443</text:p>
          </table:table-cell>
          <table:table-cell office:value-type="string" table:style-name="ce50">
            <text:p>-</text:p>
          </table:table-cell>
          <table:table-cell office:value-type="float" office:value="1702" table:style-name="ce49">
            <text:p>1.702</text:p>
          </table:table-cell>
          <table:table-cell office:value-type="string" table:style-name="ce50">
            <text:p>-</text:p>
          </table:table-cell>
          <table:table-cell office:value-type="float" office:value="1405" table:style-name="ce49">
            <text:p>1.405</text:p>
          </table:table-cell>
          <table:table-cell office:value-type="string" table:style-name="ce50">
            <text:p>-</text:p>
          </table:table-cell>
          <table:table-cell office:value-type="float" office:value="179" table:style-name="ce49">
            <text:p>179</text:p>
          </table:table-cell>
          <table:table-cell office:value-type="string" table:style-name="ce50">
            <text:p>-</text:p>
          </table:table-cell>
          <table:table-cell office:value-type="float" office:value="5781" table:style-name="ce49">
            <text:p>5.78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0677" table:style-name="ce53">
            <text:p>2.940.677</text:p>
          </table:table-cell>
          <table:table-cell office:value-type="percentage" office:value="1" table:style-name="ce54">
            <text:p>100,0%</text:p>
          </table:table-cell>
          <table:table-cell office:value-type="float" office:value="3947803" table:style-name="ce53">
            <text:p>3.947.803</text:p>
          </table:table-cell>
          <table:table-cell office:value-type="percentage" office:value="0.99690862098789279" table:style-name="ce54">
            <text:p>99,7%</text:p>
          </table:table-cell>
          <table:table-cell office:value-type="float" office:value="5289486" table:style-name="ce53">
            <text:p>5.289.486</text:p>
          </table:table-cell>
          <table:table-cell office:value-type="percentage" office:value="0.99109984549331775" table:style-name="ce54">
            <text:p>99,1%</text:p>
          </table:table-cell>
          <table:table-cell office:value-type="float" office:value="6698806" table:style-name="ce53">
            <text:p>6.698.806</text:p>
          </table:table-cell>
          <table:table-cell office:value-type="percentage" office:value="0.95244057346573574" table:style-name="ce54">
            <text:p>95,2%</text:p>
          </table:table-cell>
          <table:table-cell office:value-type="float" office:value="7008309" table:style-name="ce53">
            <text:p>7.008.309</text:p>
          </table:table-cell>
          <table:table-cell office:value-type="percentage" office:value="0.88805658374068974" table:style-name="ce54">
            <text:p>88,8%</text:p>
          </table:table-cell>
          <table:table-cell office:value-type="float" office:value="4950231" table:style-name="ce53">
            <text:p>4.950.231</text:p>
          </table:table-cell>
          <table:table-cell office:value-type="percentage" office:value="0.79452821912162019" table:style-name="ce54">
            <text:p>79,5%</text:p>
          </table:table-cell>
          <table:table-cell office:value-type="float" office:value="4046487" table:style-name="ce53">
            <text:p>4.046.487</text:p>
          </table:table-cell>
          <table:table-cell office:value-type="percentage" office:value="0.81835826268444212" table:style-name="ce54">
            <text:p>81,8%</text:p>
          </table:table-cell>
          <table:table-cell office:value-type="float" office:value="3382002" table:style-name="ce53">
            <text:p>3.382.002</text:p>
          </table:table-cell>
          <table:table-cell office:value-type="percentage" office:value="0.86970303079240652" table:style-name="ce54">
            <text:p>87,0%</text:p>
          </table:table-cell>
          <table:table-cell office:value-type="float" office:value="38263801" table:style-name="ce53">
            <text:p>38.263.80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8451048481277" table:style-name="ce54">
            <text:p>90,8%</text:p>
          </table:table-cell>
          <table:table-cell office:value-type="percentage" office:value="0.80638903942494533" table:style-name="ce54">
            <text:p>80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321" table:style-name="ce43">
            <text:p>429.321</text:p>
          </table:table-cell>
          <table:table-cell office:value-type="percentage" office:value="1" table:style-name="ce44">
            <text:p>100,0%</text:p>
          </table:table-cell>
          <table:table-cell office:value-type="float" office:value="650314" table:style-name="ce43">
            <text:p>650.314</text:p>
          </table:table-cell>
          <table:table-cell office:value-type="percentage" office:value="0.99989698346046396" table:style-name="ce44">
            <text:p>100,0%</text:p>
          </table:table-cell>
          <table:table-cell office:value-type="float" office:value="923150" table:style-name="ce43">
            <text:p>923.150</text:p>
          </table:table-cell>
          <table:table-cell office:value-type="percentage" office:value="1.0076439697996065" table:style-name="ce44">
            <text:p>100,8%</text:p>
          </table:table-cell>
          <table:table-cell office:value-type="float" office:value="1208709" table:style-name="ce43">
            <text:p>1.208.709</text:p>
          </table:table-cell>
          <table:table-cell office:value-type="percentage" office:value="0.95548532395904895" table:style-name="ce44">
            <text:p>95,5%</text:p>
          </table:table-cell>
          <table:table-cell office:value-type="float" office:value="1242043" table:style-name="ce43">
            <text:p>1.242.043</text:p>
          </table:table-cell>
          <table:table-cell office:value-type="percentage" office:value="0.89670814099056106" table:style-name="ce44">
            <text:p>89,7%</text:p>
          </table:table-cell>
          <table:table-cell office:value-type="float" office:value="915070" table:style-name="ce43">
            <text:p>915.070</text:p>
          </table:table-cell>
          <table:table-cell office:value-type="percentage" office:value="0.80254021822161925" table:style-name="ce44">
            <text:p>80,3%</text:p>
          </table:table-cell>
          <table:table-cell office:value-type="float" office:value="750734" table:style-name="ce43">
            <text:p>750.734</text:p>
          </table:table-cell>
          <table:table-cell office:value-type="percentage" office:value="0.8083952138106888" table:style-name="ce44">
            <text:p>80,8%</text:p>
          </table:table-cell>
          <table:table-cell office:value-type="float" office:value="659623" table:style-name="ce43">
            <text:p>659.623</text:p>
          </table:table-cell>
          <table:table-cell office:value-type="percentage" office:value="0.87610156367253855" table:style-name="ce44">
            <text:p>87,6%</text:p>
          </table:table-cell>
          <table:table-cell office:value-type="float" office:value="6778964" table:style-name="ce43">
            <text:p>6.778.96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968689508486" table:style-name="ce44">
            <text:p>91,0%</text:p>
          </table:table-cell>
          <table:table-cell office:value-type="percentage" office:value="0.8008784072512547" table:style-name="ce44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102" table:style-name="ce46">
            <text:p>100.102</text:p>
          </table:table-cell>
          <table:table-cell office:value-type="percentage" office:value="1" table:style-name="ce47">
            <text:p>100,0%</text:p>
          </table:table-cell>
          <table:table-cell office:value-type="float" office:value="118691" table:style-name="ce46">
            <text:p>118.691</text:p>
          </table:table-cell>
          <table:table-cell office:value-type="percentage" office:value="0.9977806733638771" table:style-name="ce47">
            <text:p>99,8%</text:p>
          </table:table-cell>
          <table:table-cell office:value-type="float" office:value="152786" table:style-name="ce46">
            <text:p>152.786</text:p>
          </table:table-cell>
          <table:table-cell office:value-type="percentage" office:value="0.97709874845715528" table:style-name="ce47">
            <text:p>97,7%</text:p>
          </table:table-cell>
          <table:table-cell office:value-type="float" office:value="184328" table:style-name="ce46">
            <text:p>184.328</text:p>
          </table:table-cell>
          <table:table-cell office:value-type="percentage" office:value="0.92970050336416732" table:style-name="ce47">
            <text:p>93,0%</text:p>
          </table:table-cell>
          <table:table-cell office:value-type="float" office:value="185927" table:style-name="ce46">
            <text:p>185.927</text:p>
          </table:table-cell>
          <table:table-cell office:value-type="percentage" office:value="0.86500607137706276" table:style-name="ce47">
            <text:p>86,5%</text:p>
          </table:table-cell>
          <table:table-cell office:value-type="float" office:value="123248" table:style-name="ce46">
            <text:p>123.248</text:p>
          </table:table-cell>
          <table:table-cell office:value-type="percentage" office:value="0.75020391268884745" table:style-name="ce47">
            <text:p>75,0%</text:p>
          </table:table-cell>
          <table:table-cell office:value-type="float" office:value="101303" table:style-name="ce46">
            <text:p>101.303</text:p>
          </table:table-cell>
          <table:table-cell office:value-type="percentage" office:value="0.7768575394360473" table:style-name="ce47">
            <text:p>77,7%</text:p>
          </table:table-cell>
          <table:table-cell office:value-type="float" office:value="86126" table:style-name="ce46">
            <text:p>86.126</text:p>
          </table:table-cell>
          <table:table-cell office:value-type="percentage" office:value="0.83529080875578277" table:style-name="ce47">
            <text:p>83,5%</text:p>
          </table:table-cell>
          <table:table-cell office:value-type="float" office:value="1052511" table:style-name="ce46">
            <text:p>1.052.51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809451083168656" table:style-name="ce47">
            <text:p>88,8%</text:p>
          </table:table-cell>
          <table:table-cell office:value-type="percentage" office:value="0.79172418047060644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2" table:style-name="ce46">
            <text:p>88.19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5" table:style-name="ce46">
            <text:p>113.95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17" table:style-name="ce46">
            <text:p>147.417</text:p>
          </table:table-cell>
          <table:table-cell office:value-type="percentage" office:value="0.98506535161574849" table:style-name="ce47">
            <text:p>98,5%</text:p>
          </table:table-cell>
          <table:table-cell office:value-type="float" office:value="152558" table:style-name="ce46">
            <text:p>152.558</text:p>
          </table:table-cell>
          <table:table-cell office:value-type="percentage" office:value="0.93798149343662574" table:style-name="ce47">
            <text:p>93,8%</text:p>
          </table:table-cell>
          <table:table-cell office:value-type="float" office:value="149965" table:style-name="ce46">
            <text:p>149.965</text:p>
          </table:table-cell>
          <table:table-cell office:value-type="percentage" office:value="0.89803165402142604" table:style-name="ce47">
            <text:p>89,8%</text:p>
          </table:table-cell>
          <table:table-cell office:value-type="float" office:value="89686" table:style-name="ce46">
            <text:p>89.686</text:p>
          </table:table-cell>
          <table:table-cell office:value-type="percentage" office:value="0.78361919074538444" table:style-name="ce47">
            <text:p>78,4%</text:p>
          </table:table-cell>
          <table:table-cell office:value-type="float" office:value="65284" table:style-name="ce46">
            <text:p>65.284</text:p>
          </table:table-cell>
          <table:table-cell office:value-type="percentage" office:value="0.82522026014081484" table:style-name="ce47">
            <text:p>82,5%</text:p>
          </table:table-cell>
          <table:table-cell office:value-type="float" office:value="59720" table:style-name="ce46">
            <text:p>59.720</text:p>
          </table:table-cell>
          <table:table-cell office:value-type="percentage" office:value="0.93312499999999998" table:style-name="ce47">
            <text:p>93,3%</text:p>
          </table:table-cell>
          <table:table-cell office:value-type="float" office:value="866777" table:style-name="ce46">
            <text:p>866.77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09930540609709" table:style-name="ce47">
            <text:p>92,8%</text:p>
          </table:table-cell>
          <table:table-cell office:value-type="percentage" office:value="0.8507956544272387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59" table:style-name="ce46">
            <text:p>51.059</text:p>
          </table:table-cell>
          <table:table-cell office:value-type="percentage" office:value="1" table:style-name="ce47">
            <text:p>100,0%</text:p>
          </table:table-cell>
          <table:table-cell office:value-type="float" office:value="79008" table:style-name="ce46">
            <text:p>79.008</text:p>
          </table:table-cell>
          <table:table-cell office:value-type="percentage" office:value="0.98127080331859506" table:style-name="ce47">
            <text:p>98,1%</text:p>
          </table:table-cell>
          <table:table-cell office:value-type="float" office:value="109680" table:style-name="ce46">
            <text:p>109.680</text:p>
          </table:table-cell>
          <table:table-cell office:value-type="percentage" office:value="0.93558870947104433" table:style-name="ce47">
            <text:p>93,6%</text:p>
          </table:table-cell>
          <table:table-cell office:value-type="float" office:value="149219" table:style-name="ce46">
            <text:p>149.219</text:p>
          </table:table-cell>
          <table:table-cell office:value-type="percentage" office:value="0.90001025350277752" table:style-name="ce47">
            <text:p>90,0%</text:p>
          </table:table-cell>
          <table:table-cell office:value-type="float" office:value="166253" table:style-name="ce46">
            <text:p>166.253</text:p>
          </table:table-cell>
          <table:table-cell office:value-type="percentage" office:value="0.80638010981122554" table:style-name="ce47">
            <text:p>80,6%</text:p>
          </table:table-cell>
          <table:table-cell office:value-type="float" office:value="124800" table:style-name="ce46">
            <text:p>124.800</text:p>
          </table:table-cell>
          <table:table-cell office:value-type="percentage" office:value="0.68501045628941692" table:style-name="ce47">
            <text:p>68,5%</text:p>
          </table:table-cell>
          <table:table-cell office:value-type="float" office:value="95212" table:style-name="ce46">
            <text:p>95.212</text:p>
          </table:table-cell>
          <table:table-cell office:value-type="percentage" office:value="0.69023212654593957" table:style-name="ce47">
            <text:p>69,0%</text:p>
          </table:table-cell>
          <table:table-cell office:value-type="float" office:value="73623" table:style-name="ce46">
            <text:p>73.623</text:p>
          </table:table-cell>
          <table:table-cell office:value-type="percentage" office:value="0.77108294930875576" table:style-name="ce47">
            <text:p>77,1%</text:p>
          </table:table-cell>
          <table:table-cell office:value-type="float" office:value="848854" table:style-name="ce46">
            <text:p>848.85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025419691612544" table:style-name="ce47">
            <text:p>82,0%</text:p>
          </table:table-cell>
          <table:table-cell office:value-type="percentage" office:value="0.72456068620614011" table:style-name="ce47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84" table:style-name="ce46">
            <text:p>92.084</text:p>
          </table:table-cell>
          <table:table-cell office:value-type="percentage" office:value="1" table:style-name="ce47">
            <text:p>100,0%</text:p>
          </table:table-cell>
          <table:table-cell office:value-type="float" office:value="150465" table:style-name="ce46">
            <text:p>150.465</text:p>
          </table:table-cell>
          <table:table-cell office:value-type="percentage" office:value="0.97368812730131815" table:style-name="ce47">
            <text:p>97,4%</text:p>
          </table:table-cell>
          <table:table-cell office:value-type="float" office:value="221396" table:style-name="ce46">
            <text:p>221.396</text:p>
          </table:table-cell>
          <table:table-cell office:value-type="percentage" office:value="0.94174195634049651" table:style-name="ce47">
            <text:p>94,2%</text:p>
          </table:table-cell>
          <table:table-cell office:value-type="float" office:value="318983" table:style-name="ce46">
            <text:p>318.983</text:p>
          </table:table-cell>
          <table:table-cell office:value-type="percentage" office:value="0.9100487287168485" table:style-name="ce47">
            <text:p>91,0%</text:p>
          </table:table-cell>
          <table:table-cell office:value-type="float" office:value="314855" table:style-name="ce46">
            <text:p>314.855</text:p>
          </table:table-cell>
          <table:table-cell office:value-type="percentage" office:value="0.81164093997793385" table:style-name="ce47">
            <text:p>81,2%</text:p>
          </table:table-cell>
          <table:table-cell office:value-type="float" office:value="223954" table:style-name="ce46">
            <text:p>223.954</text:p>
          </table:table-cell>
          <table:table-cell office:value-type="percentage" office:value="0.72026217782551927" table:style-name="ce47">
            <text:p>72,0%</text:p>
          </table:table-cell>
          <table:table-cell office:value-type="float" office:value="180321" table:style-name="ce46">
            <text:p>180.321</text:p>
          </table:table-cell>
          <table:table-cell office:value-type="percentage" office:value="0.7162757996091329" table:style-name="ce47">
            <text:p>71,6%</text:p>
          </table:table-cell>
          <table:table-cell office:value-type="float" office:value="146570" table:style-name="ce46">
            <text:p>146.570</text:p>
          </table:table-cell>
          <table:table-cell office:value-type="percentage" office:value="0.81519713899564505" table:style-name="ce47">
            <text:p>81,5%</text:p>
          </table:table-cell>
          <table:table-cell office:value-type="float" office:value="1648628" table:style-name="ce46">
            <text:p>1.648.62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080470263273588" table:style-name="ce47">
            <text:p>84,1%</text:p>
          </table:table-cell>
          <table:table-cell office:value-type="percentage" office:value="0.75765825716743751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36" table:style-name="ce46">
            <text:p>42.036</text:p>
          </table:table-cell>
          <table:table-cell office:value-type="percentage" office:value="1" table:style-name="ce47">
            <text:p>100,0%</text:p>
          </table:table-cell>
          <table:table-cell office:value-type="float" office:value="55833" table:style-name="ce46">
            <text:p>55.833</text:p>
          </table:table-cell>
          <table:table-cell office:value-type="percentage" office:value="1" table:style-name="ce47">
            <text:p>100,0%</text:p>
          </table:table-cell>
          <table:table-cell office:value-type="float" office:value="76408" table:style-name="ce46">
            <text:p>76.408</text:p>
          </table:table-cell>
          <table:table-cell office:value-type="percentage" office:value="0.98788544831598679" table:style-name="ce47">
            <text:p>98,8%</text:p>
          </table:table-cell>
          <table:table-cell office:value-type="float" office:value="83842" table:style-name="ce46">
            <text:p>83.842</text:p>
          </table:table-cell>
          <table:table-cell office:value-type="percentage" office:value="0.93195055800097815" table:style-name="ce47">
            <text:p>93,2%</text:p>
          </table:table-cell>
          <table:table-cell office:value-type="float" office:value="87069" table:style-name="ce46">
            <text:p>87.069</text:p>
          </table:table-cell>
          <table:table-cell office:value-type="percentage" office:value="0.89055835694340746" table:style-name="ce47">
            <text:p>89,1%</text:p>
          </table:table-cell>
          <table:table-cell office:value-type="float" office:value="54339" table:style-name="ce46">
            <text:p>54.339</text:p>
          </table:table-cell>
          <table:table-cell office:value-type="percentage" office:value="0.77106125750287346" table:style-name="ce47">
            <text:p>77,1%</text:p>
          </table:table-cell>
          <table:table-cell office:value-type="float" office:value="40707" table:style-name="ce46">
            <text:p>40.707</text:p>
          </table:table-cell>
          <table:table-cell office:value-type="percentage" office:value="0.805999405999406" table:style-name="ce47">
            <text:p>80,6%</text:p>
          </table:table-cell>
          <table:table-cell office:value-type="float" office:value="39111" table:style-name="ce46">
            <text:p>39.111</text:p>
          </table:table-cell>
          <table:table-cell office:value-type="percentage" office:value="0.88963446534585899" table:style-name="ce47">
            <text:p>89,0%</text:p>
          </table:table-cell>
          <table:table-cell office:value-type="float" office:value="479345" table:style-name="ce46">
            <text:p>479.34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55887599761132" table:style-name="ce47">
            <text:p>91,5%</text:p>
          </table:table-cell>
          <table:table-cell office:value-type="percentage" office:value="0.82233811684579816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325" table:style-name="ce46">
            <text:p>227.325</text:p>
          </table:table-cell>
          <table:table-cell office:value-type="percentage" office:value="1" table:style-name="ce47">
            <text:p>100,0%</text:p>
          </table:table-cell>
          <table:table-cell office:value-type="float" office:value="249507" table:style-name="ce46">
            <text:p>249.507</text:p>
          </table:table-cell>
          <table:table-cell office:value-type="percentage" office:value="1" table:style-name="ce47">
            <text:p>100,0%</text:p>
          </table:table-cell>
          <table:table-cell office:value-type="float" office:value="318602" table:style-name="ce46">
            <text:p>318.602</text:p>
          </table:table-cell>
          <table:table-cell office:value-type="percentage" office:value="1.0000847524130896" table:style-name="ce47">
            <text:p>100,0%</text:p>
          </table:table-cell>
          <table:table-cell office:value-type="float" office:value="349651" table:style-name="ce46">
            <text:p>349.651</text:p>
          </table:table-cell>
          <table:table-cell office:value-type="percentage" office:value="0.91729782908113067" table:style-name="ce47">
            <text:p>91,7%</text:p>
          </table:table-cell>
          <table:table-cell office:value-type="float" office:value="316981" table:style-name="ce46">
            <text:p>316.981</text:p>
          </table:table-cell>
          <table:table-cell office:value-type="percentage" office:value="0.87249280907226712" table:style-name="ce47">
            <text:p>87,2%</text:p>
          </table:table-cell>
          <table:table-cell office:value-type="float" office:value="208319" table:style-name="ce46">
            <text:p>208.319</text:p>
          </table:table-cell>
          <table:table-cell office:value-type="percentage" office:value="0.77793960034804299" table:style-name="ce47">
            <text:p>77,8%</text:p>
          </table:table-cell>
          <table:table-cell office:value-type="float" office:value="168375" table:style-name="ce46">
            <text:p>168.375</text:p>
          </table:table-cell>
          <table:table-cell office:value-type="percentage" office:value="0.79796309109693564" table:style-name="ce47">
            <text:p>79,8%</text:p>
          </table:table-cell>
          <table:table-cell office:value-type="float" office:value="136691" table:style-name="ce46">
            <text:p>136.691</text:p>
          </table:table-cell>
          <table:table-cell office:value-type="percentage" office:value="0.82671674468677048" table:style-name="ce47">
            <text:p>82,7%</text:p>
          </table:table-cell>
          <table:table-cell office:value-type="float" office:value="1975451" table:style-name="ce46">
            <text:p>1.975.45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773039715511017" table:style-name="ce47">
            <text:p>90,8%</text:p>
          </table:table-cell>
          <table:table-cell office:value-type="percentage" office:value="0.82485120576153337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19" table:style-name="ce46">
            <text:p>136.719</text:p>
          </table:table-cell>
          <table:table-cell office:value-type="percentage" office:value="1" table:style-name="ce47">
            <text:p>100,0%</text:p>
          </table:table-cell>
          <table:table-cell office:value-type="float" office:value="157503" table:style-name="ce46">
            <text:p>157.503</text:p>
          </table:table-cell>
          <table:table-cell office:value-type="percentage" office:value="0.98995606564383631" table:style-name="ce47">
            <text:p>99,0%</text:p>
          </table:table-cell>
          <table:table-cell office:value-type="float" office:value="217074" table:style-name="ce46">
            <text:p>217.074</text:p>
          </table:table-cell>
          <table:table-cell office:value-type="percentage" office:value="0.99372836974235956" table:style-name="ce47">
            <text:p>99,4%</text:p>
          </table:table-cell>
          <table:table-cell office:value-type="float" office:value="278007" table:style-name="ce46">
            <text:p>278.007</text:p>
          </table:table-cell>
          <table:table-cell office:value-type="percentage" office:value="0.90415249221082483" table:style-name="ce47">
            <text:p>90,4%</text:p>
          </table:table-cell>
          <table:table-cell office:value-type="float" office:value="276958" table:style-name="ce46">
            <text:p>276.958</text:p>
          </table:table-cell>
          <table:table-cell office:value-type="percentage" office:value="0.83773082681750122" table:style-name="ce47">
            <text:p>83,8%</text:p>
          </table:table-cell>
          <table:table-cell office:value-type="float" office:value="196181" table:style-name="ce46">
            <text:p>196.181</text:p>
          </table:table-cell>
          <table:table-cell office:value-type="percentage" office:value="0.7377971500671302" table:style-name="ce47">
            <text:p>73,8%</text:p>
          </table:table-cell>
          <table:table-cell office:value-type="float" office:value="163323" table:style-name="ce46">
            <text:p>163.323</text:p>
          </table:table-cell>
          <table:table-cell office:value-type="percentage" office:value="0.74888233702754381" table:style-name="ce47">
            <text:p>74,9%</text:p>
          </table:table-cell>
          <table:table-cell office:value-type="float" office:value="143781" table:style-name="ce46">
            <text:p>143.781</text:p>
          </table:table-cell>
          <table:table-cell office:value-type="percentage" office:value="0.82646057986342625" table:style-name="ce47">
            <text:p>82,6%</text:p>
          </table:table-cell>
          <table:table-cell office:value-type="float" office:value="1569546" table:style-name="ce46">
            <text:p>1.569.54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77354509991243" table:style-name="ce47">
            <text:p>86,8%</text:p>
          </table:table-cell>
          <table:table-cell office:value-type="percentage" office:value="0.76742122244979882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632" table:style-name="ce46">
            <text:p>453.632</text:p>
          </table:table-cell>
          <table:table-cell office:value-type="percentage" office:value="1" table:style-name="ce47">
            <text:p>100,0%</text:p>
          </table:table-cell>
          <table:table-cell office:value-type="float" office:value="614985" table:style-name="ce46">
            <text:p>614.985</text:p>
          </table:table-cell>
          <table:table-cell office:value-type="percentage" office:value="0.96803517122834859" table:style-name="ce47">
            <text:p>96,8%</text:p>
          </table:table-cell>
          <table:table-cell office:value-type="float" office:value="789539" table:style-name="ce46">
            <text:p>789.539</text:p>
          </table:table-cell>
          <table:table-cell office:value-type="percentage" office:value="0.94263858908479625" table:style-name="ce47">
            <text:p>94,3%</text:p>
          </table:table-cell>
          <table:table-cell office:value-type="float" office:value="1017620" table:style-name="ce46">
            <text:p>1.017.620</text:p>
          </table:table-cell>
          <table:table-cell office:value-type="percentage" office:value="0.93207422740845225" table:style-name="ce47">
            <text:p>93,2%</text:p>
          </table:table-cell>
          <table:table-cell office:value-type="float" office:value="1116503" table:style-name="ce46">
            <text:p>1.116.503</text:p>
          </table:table-cell>
          <table:table-cell office:value-type="percentage" office:value="0.84792007624804921" table:style-name="ce47">
            <text:p>84,8%</text:p>
          </table:table-cell>
          <table:table-cell office:value-type="float" office:value="762774" table:style-name="ce46">
            <text:p>762.774</text:p>
          </table:table-cell>
          <table:table-cell office:value-type="percentage" office:value="0.73017042996136516" table:style-name="ce47">
            <text:p>73,0%</text:p>
          </table:table-cell>
          <table:table-cell office:value-type="float" office:value="623498" table:style-name="ce46">
            <text:p>623.498</text:p>
          </table:table-cell>
          <table:table-cell office:value-type="percentage" office:value="0.74320179751709015" table:style-name="ce47">
            <text:p>74,3%</text:p>
          </table:table-cell>
          <table:table-cell office:value-type="float" office:value="522331" table:style-name="ce46">
            <text:p>522.331</text:p>
          </table:table-cell>
          <table:table-cell office:value-type="percentage" office:value="0.79603484484109199" table:style-name="ce47">
            <text:p>79,6%</text:p>
          </table:table-cell>
          <table:table-cell office:value-type="float" office:value="5900882" table:style-name="ce46">
            <text:p>5.900.88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913988200967917" table:style-name="ce47">
            <text:p>85,9%</text:p>
          </table:table-cell>
          <table:table-cell office:value-type="percentage" office:value="0.75842142880920316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71" table:style-name="ce46">
            <text:p>293.571</text:p>
          </table:table-cell>
          <table:table-cell office:value-type="percentage" office:value="1" table:style-name="ce47">
            <text:p>100,0%</text:p>
          </table:table-cell>
          <table:table-cell office:value-type="float" office:value="432223" table:style-name="ce46">
            <text:p>432.223</text:p>
          </table:table-cell>
          <table:table-cell office:value-type="percentage" office:value="0.98712151317081642" table:style-name="ce47">
            <text:p>98,7%</text:p>
          </table:table-cell>
          <table:table-cell office:value-type="float" office:value="566136" table:style-name="ce46">
            <text:p>566.136</text:p>
          </table:table-cell>
          <table:table-cell office:value-type="percentage" office:value="0.97487291813034671" table:style-name="ce47">
            <text:p>97,5%</text:p>
          </table:table-cell>
          <table:table-cell office:value-type="float" office:value="710565" table:style-name="ce46">
            <text:p>710.565</text:p>
          </table:table-cell>
          <table:table-cell office:value-type="percentage" office:value="0.94448077582563061" table:style-name="ce47">
            <text:p>94,4%</text:p>
          </table:table-cell>
          <table:table-cell office:value-type="float" office:value="746576" table:style-name="ce46">
            <text:p>746.576</text:p>
          </table:table-cell>
          <table:table-cell office:value-type="percentage" office:value="0.8766868485699657" table:style-name="ce47">
            <text:p>87,7%</text:p>
          </table:table-cell>
          <table:table-cell office:value-type="float" office:value="501202" table:style-name="ce46">
            <text:p>501.202</text:p>
          </table:table-cell>
          <table:table-cell office:value-type="percentage" office:value="0.77255498574971604" table:style-name="ce47">
            <text:p>77,3%</text:p>
          </table:table-cell>
          <table:table-cell office:value-type="float" office:value="414482" table:style-name="ce46">
            <text:p>414.482</text:p>
          </table:table-cell>
          <table:table-cell office:value-type="percentage" office:value="0.80306359299860886" table:style-name="ce47">
            <text:p>80,3%</text:p>
          </table:table-cell>
          <table:table-cell office:value-type="float" office:value="363189" table:style-name="ce46">
            <text:p>363.189</text:p>
          </table:table-cell>
          <table:table-cell office:value-type="percentage" office:value="0.85550642944802613" table:style-name="ce47">
            <text:p>85,6%</text:p>
          </table:table-cell>
          <table:table-cell office:value-type="float" office:value="4027944" table:style-name="ce46">
            <text:p>4.027.94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40019904381441" table:style-name="ce47">
            <text:p>89,7%</text:p>
          </table:table-cell>
          <table:table-cell office:value-type="percentage" office:value="0.7964530061476824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38" table:style-name="ce46">
            <text:p>77.538</text:p>
          </table:table-cell>
          <table:table-cell office:value-type="percentage" office:value="1" table:style-name="ce47">
            <text:p>100,0%</text:p>
          </table:table-cell>
          <table:table-cell office:value-type="float" office:value="95536" table:style-name="ce46">
            <text:p>95.536</text:p>
          </table:table-cell>
          <table:table-cell office:value-type="percentage" office:value="1" table:style-name="ce47">
            <text:p>100,0%</text:p>
          </table:table-cell>
          <table:table-cell office:value-type="float" office:value="131774" table:style-name="ce46">
            <text:p>131.774</text:p>
          </table:table-cell>
          <table:table-cell office:value-type="percentage" office:value="1.0516931770114208" table:style-name="ce47">
            <text:p>105,2%</text:p>
          </table:table-cell>
          <table:table-cell office:value-type="float" office:value="160441" table:style-name="ce46">
            <text:p>160.441</text:p>
          </table:table-cell>
          <table:table-cell office:value-type="percentage" office:value="0.94814320158850229" table:style-name="ce47">
            <text:p>94,8%</text:p>
          </table:table-cell>
          <table:table-cell office:value-type="float" office:value="144651" table:style-name="ce46">
            <text:p>144.651</text:p>
          </table:table-cell>
          <table:table-cell office:value-type="percentage" office:value="0.90693693806663578" table:style-name="ce47">
            <text:p>90,7%</text:p>
          </table:table-cell>
          <table:table-cell office:value-type="float" office:value="111028" table:style-name="ce46">
            <text:p>111.028</text:p>
          </table:table-cell>
          <table:table-cell office:value-type="percentage" office:value="0.83180125712658926" table:style-name="ce47">
            <text:p>83,2%</text:p>
          </table:table-cell>
          <table:table-cell office:value-type="float" office:value="90915" table:style-name="ce46">
            <text:p>90.915</text:p>
          </table:table-cell>
          <table:table-cell office:value-type="percentage" office:value="0.80228556300741261" table:style-name="ce47">
            <text:p>80,2%</text:p>
          </table:table-cell>
          <table:table-cell office:value-type="float" office:value="75308" table:style-name="ce46">
            <text:p>75.308</text:p>
          </table:table-cell>
          <table:table-cell office:value-type="percentage" office:value="0.88858997050147492" table:style-name="ce47">
            <text:p>88,9%</text:p>
          </table:table-cell>
          <table:table-cell office:value-type="float" office:value="887191" table:style-name="ce46">
            <text:p>887.19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051874429039361" table:style-name="ce47">
            <text:p>93,1%</text:p>
          </table:table-cell>
          <table:table-cell office:value-type="percentage" office:value="0.83383631566927041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59" table:style-name="ce46">
            <text:p>240.859</text:p>
          </table:table-cell>
          <table:table-cell office:value-type="percentage" office:value="1" table:style-name="ce47">
            <text:p>100,0%</text:p>
          </table:table-cell>
          <table:table-cell office:value-type="float" office:value="290271" table:style-name="ce46">
            <text:p>290.271</text:p>
          </table:table-cell>
          <table:table-cell office:value-type="percentage" office:value="1" table:style-name="ce47">
            <text:p>100,0%</text:p>
          </table:table-cell>
          <table:table-cell office:value-type="float" office:value="345324" table:style-name="ce46">
            <text:p>345.324</text:p>
          </table:table-cell>
          <table:table-cell office:value-type="percentage" office:value="0.99537943140776008" table:style-name="ce47">
            <text:p>99,5%</text:p>
          </table:table-cell>
          <table:table-cell office:value-type="float" office:value="389488" table:style-name="ce46">
            <text:p>389.488</text:p>
          </table:table-cell>
          <table:table-cell office:value-type="percentage" office:value="0.95959240087807263" table:style-name="ce47">
            <text:p>96,0%</text:p>
          </table:table-cell>
          <table:table-cell office:value-type="float" office:value="406052" table:style-name="ce46">
            <text:p>406.052</text:p>
          </table:table-cell>
          <table:table-cell office:value-type="percentage" office:value="0.91613890136072074" table:style-name="ce47">
            <text:p>91,6%</text:p>
          </table:table-cell>
          <table:table-cell office:value-type="float" office:value="261060" table:style-name="ce46">
            <text:p>261.060</text:p>
          </table:table-cell>
          <table:table-cell office:value-type="percentage" office:value="0.80721565329243561" table:style-name="ce47">
            <text:p>80,7%</text:p>
          </table:table-cell>
          <table:table-cell office:value-type="float" office:value="195404" table:style-name="ce46">
            <text:p>195.404</text:p>
          </table:table-cell>
          <table:table-cell office:value-type="percentage" office:value="0.84597434421012985" table:style-name="ce47">
            <text:p>84,6%</text:p>
          </table:table-cell>
          <table:table-cell office:value-type="float" office:value="166620" table:style-name="ce46">
            <text:p>166.620</text:p>
          </table:table-cell>
          <table:table-cell office:value-type="percentage" office:value="0.92563066991839205" table:style-name="ce47">
            <text:p>92,6%</text:p>
          </table:table-cell>
          <table:table-cell office:value-type="float" office:value="2295078" table:style-name="ce46">
            <text:p>2.295.07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505023636207341" table:style-name="ce47">
            <text:p>93,5%</text:p>
          </table:table-cell>
          <table:table-cell office:value-type="percentage" office:value="0.84945660682673418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5" table:style-name="ce46">
            <text:p>23.175</text:p>
          </table:table-cell>
          <table:table-cell office:value-type="percentage" office:value="1" table:style-name="ce47">
            <text:p>100,0%</text:p>
          </table:table-cell>
          <table:table-cell office:value-type="float" office:value="28568" table:style-name="ce46">
            <text:p>28.568</text:p>
          </table:table-cell>
          <table:table-cell office:value-type="percentage" office:value="1" table:style-name="ce47">
            <text:p>100,0%</text:p>
          </table:table-cell>
          <table:table-cell office:value-type="float" office:value="37535" table:style-name="ce46">
            <text:p>37.535</text:p>
          </table:table-cell>
          <table:table-cell office:value-type="percentage" office:value="0.99514820510101276" table:style-name="ce47">
            <text:p>99,5%</text:p>
          </table:table-cell>
          <table:table-cell office:value-type="float" office:value="44843" table:style-name="ce46">
            <text:p>44.843</text:p>
          </table:table-cell>
          <table:table-cell office:value-type="percentage" office:value="0.94081487076200065" table:style-name="ce47">
            <text:p>94,1%</text:p>
          </table:table-cell>
          <table:table-cell office:value-type="float" office:value="46923" table:style-name="ce46">
            <text:p>46.923</text:p>
          </table:table-cell>
          <table:table-cell office:value-type="percentage" office:value="0.88622584848999941" table:style-name="ce47">
            <text:p>88,6%</text:p>
          </table:table-cell>
          <table:table-cell office:value-type="float" office:value="30626" table:style-name="ce46">
            <text:p>30.626</text:p>
          </table:table-cell>
          <table:table-cell office:value-type="percentage" office:value="0.77891095907830821" table:style-name="ce47">
            <text:p>77,9%</text:p>
          </table:table-cell>
          <table:table-cell office:value-type="float" office:value="23499" table:style-name="ce46">
            <text:p>23.499</text:p>
          </table:table-cell>
          <table:table-cell office:value-type="percentage" office:value="0.77152143935911743" table:style-name="ce47">
            <text:p>77,2%</text:p>
          </table:table-cell>
          <table:table-cell office:value-type="float" office:value="21504" table:style-name="ce46">
            <text:p>21.504</text:p>
          </table:table-cell>
          <table:table-cell office:value-type="percentage" office:value="0.84223719254269147" table:style-name="ce47">
            <text:p>84,2%</text:p>
          </table:table-cell>
          <table:table-cell office:value-type="float" office:value="256673" table:style-name="ce46">
            <text:p>256.67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387364862485475" table:style-name="ce47">
            <text:p>90,4%</text:p>
          </table:table-cell>
          <table:table-cell office:value-type="percentage" office:value="0.80231874816356896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586" table:style-name="ce46">
            <text:p>371.586</text:p>
          </table:table-cell>
          <table:table-cell office:value-type="percentage" office:value="1" table:style-name="ce47">
            <text:p>100,0%</text:p>
          </table:table-cell>
          <table:table-cell office:value-type="float" office:value="509809" table:style-name="ce46">
            <text:p>509.809</text:p>
          </table:table-cell>
          <table:table-cell office:value-type="percentage" office:value="0.96906940186016988" table:style-name="ce47">
            <text:p>96,9%</text:p>
          </table:table-cell>
          <table:table-cell office:value-type="float" office:value="678316" table:style-name="ce46">
            <text:p>678.316</text:p>
          </table:table-cell>
          <table:table-cell office:value-type="percentage" office:value="0.96444450131731796" table:style-name="ce47">
            <text:p>96,4%</text:p>
          </table:table-cell>
          <table:table-cell office:value-type="float" office:value="936592" table:style-name="ce46">
            <text:p>936.592</text:p>
          </table:table-cell>
          <table:table-cell office:value-type="percentage" office:value="0.9627964304474893" table:style-name="ce47">
            <text:p>96,3%</text:p>
          </table:table-cell>
          <table:table-cell office:value-type="float" office:value="1019300" table:style-name="ce46">
            <text:p>1.019.300</text:p>
          </table:table-cell>
          <table:table-cell office:value-type="percentage" office:value="0.87420699142603031" table:style-name="ce47">
            <text:p>87,4%</text:p>
          </table:table-cell>
          <table:table-cell office:value-type="float" office:value="732754" table:style-name="ce46">
            <text:p>732.754</text:p>
          </table:table-cell>
          <table:table-cell office:value-type="percentage" office:value="0.77161240048860624" table:style-name="ce47">
            <text:p>77,2%</text:p>
          </table:table-cell>
          <table:table-cell office:value-type="float" office:value="584968" table:style-name="ce46">
            <text:p>584.968</text:p>
          </table:table-cell>
          <table:table-cell office:value-type="percentage" office:value="0.78786221758308361" table:style-name="ce47">
            <text:p>78,8%</text:p>
          </table:table-cell>
          <table:table-cell office:value-type="float" office:value="448030" table:style-name="ce46">
            <text:p>448.030</text:p>
          </table:table-cell>
          <table:table-cell office:value-type="percentage" office:value="0.80938754421525372" table:style-name="ce47">
            <text:p>80,9%</text:p>
          </table:table-cell>
          <table:table-cell office:value-type="float" office:value="5281355" table:style-name="ce46">
            <text:p>5.281.355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347451637579988" table:style-name="ce47">
            <text:p>88,3%</text:p>
          </table:table-cell>
          <table:table-cell office:value-type="percentage" office:value="0.77897378245776328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4" table:style-name="ce46">
            <text:p>73.244</text:p>
          </table:table-cell>
          <table:table-cell office:value-type="percentage" office:value="1" table:style-name="ce47">
            <text:p>100,0%</text:p>
          </table:table-cell>
          <table:table-cell office:value-type="float" office:value="102556" table:style-name="ce46">
            <text:p>102.556</text:p>
          </table:table-cell>
          <table:table-cell office:value-type="percentage" office:value="0.99666663427244195" table:style-name="ce47">
            <text:p>99,7%</text:p>
          </table:table-cell>
          <table:table-cell office:value-type="float" office:value="146079" table:style-name="ce46">
            <text:p>146.079</text:p>
          </table:table-cell>
          <table:table-cell office:value-type="percentage" office:value="0.99435024402861638" table:style-name="ce47">
            <text:p>99,4%</text:p>
          </table:table-cell>
          <table:table-cell office:value-type="float" office:value="205410" table:style-name="ce46">
            <text:p>205.410</text:p>
          </table:table-cell>
          <table:table-cell office:value-type="percentage" office:value="0.96320853809505946" table:style-name="ce47">
            <text:p>96,3%</text:p>
          </table:table-cell>
          <table:table-cell office:value-type="float" office:value="227818" table:style-name="ce46">
            <text:p>227.818</text:p>
          </table:table-cell>
          <table:table-cell office:value-type="percentage" office:value="0.89636720609701881" table:style-name="ce47">
            <text:p>89,6%</text:p>
          </table:table-cell>
          <table:table-cell office:value-type="float" office:value="163021" table:style-name="ce46">
            <text:p>163.021</text:p>
          </table:table-cell>
          <table:table-cell office:value-type="percentage" office:value="0.77999358860877599" table:style-name="ce47">
            <text:p>78,0%</text:p>
          </table:table-cell>
          <table:table-cell office:value-type="float" office:value="136199" table:style-name="ce46">
            <text:p>136.199</text:p>
          </table:table-cell>
          <table:table-cell office:value-type="percentage" office:value="0.79071455111234967" table:style-name="ce47">
            <text:p>79,1%</text:p>
          </table:table-cell>
          <table:table-cell office:value-type="float" office:value="117274" table:style-name="ce46">
            <text:p>117.274</text:p>
          </table:table-cell>
          <table:table-cell office:value-type="percentage" office:value="0.82649019690755066" table:style-name="ce47">
            <text:p>82,6%</text:p>
          </table:table-cell>
          <table:table-cell office:value-type="float" office:value="1171601" table:style-name="ce46">
            <text:p>1.171.60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425838671833557" table:style-name="ce47">
            <text:p>89,4%</text:p>
          </table:table-cell>
          <table:table-cell office:value-type="percentage" office:value="0.77525242332345856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40" table:style-name="ce46">
            <text:p>42.140</text:p>
          </table:table-cell>
          <table:table-cell office:value-type="percentage" office:value="1" table:style-name="ce47">
            <text:p>100,0%</text:p>
          </table:table-cell>
          <table:table-cell office:value-type="float" office:value="55773" table:style-name="ce46">
            <text:p>55.773</text:p>
          </table:table-cell>
          <table:table-cell office:value-type="percentage" office:value="0.9996594493834241" table:style-name="ce47">
            <text:p>100,0%</text:p>
          </table:table-cell>
          <table:table-cell office:value-type="float" office:value="71774" table:style-name="ce46">
            <text:p>71.774</text:p>
          </table:table-cell>
          <table:table-cell office:value-type="percentage" office:value="0.97196793239802826" table:style-name="ce47">
            <text:p>97,2%</text:p>
          </table:table-cell>
          <table:table-cell office:value-type="float" office:value="91428" table:style-name="ce46">
            <text:p>91.428</text:p>
          </table:table-cell>
          <table:table-cell office:value-type="percentage" office:value="0.94553953709640726" table:style-name="ce47">
            <text:p>94,6%</text:p>
          </table:table-cell>
          <table:table-cell office:value-type="float" office:value="94724" table:style-name="ce46">
            <text:p>94.724</text:p>
          </table:table-cell>
          <table:table-cell office:value-type="percentage" office:value="0.87705783226236556" table:style-name="ce47">
            <text:p>87,7%</text:p>
          </table:table-cell>
          <table:table-cell office:value-type="float" office:value="63292" table:style-name="ce46">
            <text:p>63.292</text:p>
          </table:table-cell>
          <table:table-cell office:value-type="percentage" office:value="0.77810698171893633" table:style-name="ce47">
            <text:p>77,8%</text:p>
          </table:table-cell>
          <table:table-cell office:value-type="float" office:value="56016" table:style-name="ce46">
            <text:p>56.016</text:p>
          </table:table-cell>
          <table:table-cell office:value-type="percentage" office:value="0.82222907217402796" table:style-name="ce47">
            <text:p>82,2%</text:p>
          </table:table-cell>
          <table:table-cell office:value-type="float" office:value="48696" table:style-name="ce46">
            <text:p>48.696</text:p>
          </table:table-cell>
          <table:table-cell office:value-type="percentage" office:value="0.86358799744626513" table:style-name="ce47">
            <text:p>86,4%</text:p>
          </table:table-cell>
          <table:table-cell office:value-type="float" office:value="523843" table:style-name="ce46">
            <text:p>523.84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107404438603678" table:style-name="ce47">
            <text:p>90,1%</text:p>
          </table:table-cell>
          <table:table-cell office:value-type="percentage" office:value="0.7922646351994943" table:style-name="ce47">
            <text:p>7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88" table:style-name="ce46">
            <text:p>161.988</text:p>
          </table:table-cell>
          <table:table-cell office:value-type="percentage" office:value="1.0255650522317188" table:style-name="ce47">
            <text:p>102,6%</text:p>
          </table:table-cell>
          <table:table-cell office:value-type="float" office:value="212267" table:style-name="ce46">
            <text:p>212.267</text:p>
          </table:table-cell>
          <table:table-cell office:value-type="percentage" office:value="0.99617985648650043" table:style-name="ce47">
            <text:p>99,6%</text:p>
          </table:table-cell>
          <table:table-cell office:value-type="float" office:value="273559" table:style-name="ce46">
            <text:p>273.559</text:p>
          </table:table-cell>
          <table:table-cell office:value-type="percentage" office:value="0.97658138148429774" table:style-name="ce47">
            <text:p>97,7%</text:p>
          </table:table-cell>
          <table:table-cell office:value-type="float" office:value="321085" table:style-name="ce46">
            <text:p>321.085</text:p>
          </table:table-cell>
          <table:table-cell office:value-type="percentage" office:value="0.94443153507443156" table:style-name="ce47">
            <text:p>94,4%</text:p>
          </table:table-cell>
          <table:table-cell office:value-type="float" office:value="316989" table:style-name="ce46">
            <text:p>316.989</text:p>
          </table:table-cell>
          <table:table-cell office:value-type="percentage" office:value="0.87533861868429552" table:style-name="ce47">
            <text:p>87,5%</text:p>
          </table:table-cell>
          <table:table-cell office:value-type="float" office:value="199240" table:style-name="ce46">
            <text:p>199.240</text:p>
          </table:table-cell>
          <table:table-cell office:value-type="percentage" office:value="0.76471062358228781" table:style-name="ce47">
            <text:p>76,5%</text:p>
          </table:table-cell>
          <table:table-cell office:value-type="float" office:value="161029" table:style-name="ce46">
            <text:p>161.029</text:p>
          </table:table-cell>
          <table:table-cell office:value-type="percentage" office:value="0.79901654311431325" table:style-name="ce47">
            <text:p>79,9%</text:p>
          </table:table-cell>
          <table:table-cell office:value-type="float" office:value="145045" table:style-name="ce46">
            <text:p>145.045</text:p>
          </table:table-cell>
          <table:table-cell office:value-type="percentage" office:value="0.86026001447160838" table:style-name="ce47">
            <text:p>86,0%</text:p>
          </table:table-cell>
          <table:table-cell office:value-type="float" office:value="1791202" table:style-name="ce46">
            <text:p>1.791.20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284952743097957" table:style-name="ce47">
            <text:p>90,3%</text:p>
          </table:table-cell>
          <table:table-cell office:value-type="percentage" office:value="0.80666461307883253" table:style-name="ce47">
            <text:p>80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0" table:style-name="ce46">
            <text:p>2.370</text:p>
          </table:table-cell>
          <table:table-cell office:value-type="percentage" office:value="0.90978886756238009" table:style-name="ce47">
            <text:p>91,0%</text:p>
          </table:table-cell>
          <table:table-cell office:value-type="float" office:value="3846" table:style-name="ce46">
            <text:p>3.846</text:p>
          </table:table-cell>
          <table:table-cell office:value-type="percentage" office:value="0.89069013432144506" table:style-name="ce47">
            <text:p>89,1%</text:p>
          </table:table-cell>
          <table:table-cell office:value-type="float" office:value="7531" table:style-name="ce46">
            <text:p>7.531</text:p>
          </table:table-cell>
          <table:table-cell office:value-type="percentage" office:value="0.95850833651520939" table:style-name="ce47">
            <text:p>95,9%</text:p>
          </table:table-cell>
          <table:table-cell office:value-type="float" office:value="10478" table:style-name="ce46">
            <text:p>10.478</text:p>
          </table:table-cell>
          <table:table-cell office:value-type="percentage" office:value="0.90671512634129459" table:style-name="ce47">
            <text:p>90,7%</text:p>
          </table:table-cell>
          <table:table-cell office:value-type="float" office:value="10959" table:style-name="ce46">
            <text:p>10.959</text:p>
          </table:table-cell>
          <table:table-cell office:value-type="percentage" office:value="0.86687233032747979" table:style-name="ce47">
            <text:p>86,7%</text:p>
          </table:table-cell>
          <table:table-cell office:value-type="float" office:value="8925" table:style-name="ce46">
            <text:p>8.925</text:p>
          </table:table-cell>
          <table:table-cell office:value-type="percentage" office:value="0.75037834202118714" table:style-name="ce47">
            <text:p>75,0%</text:p>
          </table:table-cell>
          <table:table-cell office:value-type="float" office:value="8594" table:style-name="ce46">
            <text:p>8.594</text:p>
          </table:table-cell>
          <table:table-cell office:value-type="percentage" office:value="0.78362359806692805" table:style-name="ce47">
            <text:p>78,4%</text:p>
          </table:table-cell>
          <table:table-cell office:value-type="float" office:value="7899" table:style-name="ce46">
            <text:p>7.899</text:p>
          </table:table-cell>
          <table:table-cell office:value-type="percentage" office:value="0.86554898093359633" table:style-name="ce47">
            <text:p>86,6%</text:p>
          </table:table-cell>
          <table:table-cell office:value-type="float" office:value="60602" table:style-name="ce46">
            <text:p>60.60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397026703304446" table:style-name="ce47">
            <text:p>85,4%</text:p>
          </table:table-cell>
          <table:table-cell office:value-type="percentage" office:value="0.71972162181420873" table:style-name="ce47">
            <text:p>72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2" table:style-name="ce46">
            <text:p>1.972</text:p>
          </table:table-cell>
          <table:table-cell office:value-type="percentage" office:value="0.83950617283950613" table:style-name="ce47">
            <text:p>84,0%</text:p>
          </table:table-cell>
          <table:table-cell office:value-type="float" office:value="3262" table:style-name="ce46">
            <text:p>3.262</text:p>
          </table:table-cell>
          <table:table-cell office:value-type="percentage" office:value="0.87033084311632869" table:style-name="ce47">
            <text:p>87,0%</text:p>
          </table:table-cell>
          <table:table-cell office:value-type="float" office:value="7054" table:style-name="ce46">
            <text:p>7.054</text:p>
          </table:table-cell>
          <table:table-cell office:value-type="percentage" office:value="0.90123929985946083" table:style-name="ce47">
            <text:p>90,1%</text:p>
          </table:table-cell>
          <table:table-cell office:value-type="float" office:value="9538" table:style-name="ce46">
            <text:p>9.538</text:p>
          </table:table-cell>
          <table:table-cell office:value-type="percentage" office:value="0.84414549960173468" table:style-name="ce47">
            <text:p>84,4%</text:p>
          </table:table-cell>
          <table:table-cell office:value-type="float" office:value="9914" table:style-name="ce46">
            <text:p>9.914</text:p>
          </table:table-cell>
          <table:table-cell office:value-type="percentage" office:value="0.82602899516747208" table:style-name="ce47">
            <text:p>82,6%</text:p>
          </table:table-cell>
          <table:table-cell office:value-type="float" office:value="8398" table:style-name="ce46">
            <text:p>8.398</text:p>
          </table:table-cell>
          <table:table-cell office:value-type="percentage" office:value="0.69216187257891704" table:style-name="ce47">
            <text:p>69,2%</text:p>
          </table:table-cell>
          <table:table-cell office:value-type="float" office:value="8251" table:style-name="ce46">
            <text:p>8.251</text:p>
          </table:table-cell>
          <table:table-cell office:value-type="percentage" office:value="0.68786994581075445" table:style-name="ce47">
            <text:p>68,8%</text:p>
          </table:table-cell>
          <table:table-cell office:value-type="float" office:value="7604" table:style-name="ce46">
            <text:p>7.604</text:p>
          </table:table-cell>
          <table:table-cell office:value-type="percentage" office:value="0.79423438479214536" table:style-name="ce47">
            <text:p>79,4%</text:p>
          </table:table-cell>
          <table:table-cell office:value-type="float" office:value="55993" table:style-name="ce46">
            <text:p>55.99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944548620412536" table:style-name="ce47">
            <text:p>78,9%</text:p>
          </table:table-cell>
          <table:table-cell office:value-type="percentage" office:value="0.64303596857917222" table:style-name="ce47">
            <text:p>64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3" table:style-name="ce46">
            <text:p>3.533</text:p>
          </table:table-cell>
          <table:table-cell office:value-type="string" table:style-name="ce47">
            <text:p>-</text:p>
          </table:table-cell>
          <table:table-cell office:value-type="float" office:value="9172" table:style-name="ce46">
            <text:p>9.172</text:p>
          </table:table-cell>
          <table:table-cell office:value-type="string" table:style-name="ce47">
            <text:p>-</text:p>
          </table:table-cell>
          <table:table-cell office:value-type="float" office:value="21305" table:style-name="ce46">
            <text:p>21.305</text:p>
          </table:table-cell>
          <table:table-cell office:value-type="string" table:style-name="ce47">
            <text:p>-</text:p>
          </table:table-cell>
          <table:table-cell office:value-type="float" office:value="30867" table:style-name="ce46">
            <text:p>30.867</text:p>
          </table:table-cell>
          <table:table-cell office:value-type="string" table:style-name="ce47">
            <text:p>-</text:p>
          </table:table-cell>
          <table:table-cell office:value-type="float" office:value="22936" table:style-name="ce46">
            <text:p>22.936</text:p>
          </table:table-cell>
          <table:table-cell office:value-type="string" table:style-name="ce47">
            <text:p>-</text:p>
          </table:table-cell>
          <table:table-cell office:value-type="float" office:value="1188" table:style-name="ce46">
            <text:p>1.188</text:p>
          </table:table-cell>
          <table:table-cell office:value-type="string" table:style-name="ce47">
            <text:p>-</text:p>
          </table:table-cell>
          <table:table-cell office:value-type="float" office:value="89043" table:style-name="ce46">
            <text:p>89.04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1" table:style-name="ce49">
            <text:p>231</text:p>
          </table:table-cell>
          <table:table-cell office:value-type="string" table:style-name="ce50">
            <text:p>-</text:p>
          </table:table-cell>
          <table:table-cell office:value-type="float" office:value="717" table:style-name="ce49">
            <text:p>717</text:p>
          </table:table-cell>
          <table:table-cell office:value-type="string" table:style-name="ce50">
            <text:p>-</text:p>
          </table:table-cell>
          <table:table-cell office:value-type="float" office:value="1389" table:style-name="ce49">
            <text:p>1.389</text:p>
          </table:table-cell>
          <table:table-cell office:value-type="string" table:style-name="ce50">
            <text:p>-</text:p>
          </table:table-cell>
          <table:table-cell office:value-type="float" office:value="1640" table:style-name="ce49">
            <text:p>1.640</text:p>
          </table:table-cell>
          <table:table-cell office:value-type="string" table:style-name="ce50">
            <text:p>-</text:p>
          </table:table-cell>
          <table:table-cell office:value-type="float" office:value="1350" table:style-name="ce49">
            <text:p>1.350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559" table:style-name="ce49">
            <text:p>5.55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8963" table:style-name="ce53">
            <text:p>2.908.963</text:p>
          </table:table-cell>
          <table:table-cell office:value-type="percentage" office:value="1" table:style-name="ce54">
            <text:p>100,0%</text:p>
          </table:table-cell>
          <table:table-cell office:value-type="float" office:value="3924432" table:style-name="ce53">
            <text:p>3.924.432</text:p>
          </table:table-cell>
          <table:table-cell office:value-type="percentage" office:value="0.99100692037590477" table:style-name="ce54">
            <text:p>99,1%</text:p>
          </table:table-cell>
          <table:table-cell office:value-type="float" office:value="5224898" table:style-name="ce53">
            <text:p>5.224.898</text:p>
          </table:table-cell>
          <table:table-cell office:value-type="percentage" office:value="0.97899788382431585" table:style-name="ce54">
            <text:p>97,9%</text:p>
          </table:table-cell>
          <table:table-cell office:value-type="float" office:value="6632674" table:style-name="ce53">
            <text:p>6.632.674</text:p>
          </table:table-cell>
          <table:table-cell office:value-type="percentage" office:value="0.94303788289603785" table:style-name="ce54">
            <text:p>94,3%</text:p>
          </table:table-cell>
          <table:table-cell office:value-type="float" office:value="6903154" table:style-name="ce53">
            <text:p>6.903.154</text:p>
          </table:table-cell>
          <table:table-cell office:value-type="percentage" office:value="0.87473188728919882" table:style-name="ce54">
            <text:p>87,5%</text:p>
          </table:table-cell>
          <table:table-cell office:value-type="float" office:value="4810424" table:style-name="ce53">
            <text:p>4.810.424</text:p>
          </table:table-cell>
          <table:table-cell office:value-type="percentage" office:value="0.77208873968505731" table:style-name="ce54">
            <text:p>77,2%</text:p>
          </table:table-cell>
          <table:table-cell office:value-type="float" office:value="3892400" table:style-name="ce53">
            <text:p>3.892.400</text:p>
          </table:table-cell>
          <table:table-cell office:value-type="percentage" office:value="0.78719583225472434" table:style-name="ce54">
            <text:p>78,7%</text:p>
          </table:table-cell>
          <table:table-cell office:value-type="float" office:value="3270097" table:style-name="ce53">
            <text:p>3.270.097</text:p>
          </table:table-cell>
          <table:table-cell office:value-type="percentage" office:value="0.84092595802283854" table:style-name="ce54">
            <text:p>84,1%</text:p>
          </table:table-cell>
          <table:table-cell office:value-type="float" office:value="37567042" table:style-name="ce53">
            <text:p>37.567.04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190874406962783" table:style-name="ce54">
            <text:p>89,2%</text:p>
          </table:table-cell>
          <table:table-cell office:value-type="percentage" office:value="0.79170521800530425" table:style-name="ce54">
            <text:p>79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24T14:51:18Z</dc:date>
  </office:meta>
</office:document-meta>
</file>